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3"/>Здесь собраны все инициализации и собственно расчетные операции</text:span></text:h>
      <text:h text:style-name="Default"><text:s text:c="2"/>3<text:s text:c="2"/><text:span text:style-name="style2">//<text:s text:c="6"/>по моделированию динамики корпуса на волнении</text:span></text:h>
      <text:h text:style-name="Default"><text:s text:c="2"/>4<text:s text:c="2"/><text:span text:style-name="style1">/*<text:s text:c="58"/>©2020-11-21 ‏יְרוּשָׁלַיִם</text:span></text:h>
      <text:h text:style-name="Default"><text:s text:c="2"/>5<text:s text:c="2"/><text:s text:c="2"/><text:span text:style-name="style1">==</text:span></text:h>
      <text:h text:style-name="Default"><text:s text:c="2"/>6<text:s text:c="2"/><text:s text:c="2"/><text:span text:style-name="style1">== геометрия корпуса, состояние движения и маршрутные записи курса и скорости</text:span></text:h>
      <text:h text:style-name="Default"><text:s text:c="2"/>7<text:s text:c="2"/><text:s text:c="2"/><text:span text:style-name="style1">==</text:span></text:h>
      <text:h text:style-name="Default"><text:s text:c="2"/>8<text:s text:c="2"/><text:s text:c="1"/><text:span text:style-name="style1">Real Length,Breadth,Draught,<text:s text:c="5"/>-- конструктивные длина, ширина и осадка<text:s text:c="2"/>[м]</text:span></text:h>
      <text:h text:style-name="Default"><text:s text:c="2"/>9<text:s text:c="2"/><text:s text:c="6"/><text:span text:style-name="style1">Course,dCs,<text:s text:c="3"/>-- курс корабля и обратное время для полуциркуляции п·dT/30</text:span></text:h>
      <text:h text:style-name="Default"><text:s text:c="1"/>10<text:s text:c="2"/><text:s text:c="6"/><text:span text:style-name="style1">Speed, cSp;<text:s text:c="3"/>-- настоящая и устанавливаемая скорость хода корабля<text:s text:c="2"/>[м/с]</text:span></text:h>
      <text:h text:style-name="Default"><text:s text:c="1"/>11<text:s text:c="2"/><text:s text:c="1"/><text:span text:style-name="style1">Vector Locate;<text:s text:c="5"/>-- местоположение корабля для отсчётов волновых полей<text:s text:c="3"/>[м]</text:span></text:h>
      <text:h text:style-name="Default"><text:s text:c="1"/>12<text:s text:c="2"/><text:s text:c="1"/><text:span text:style-name="style1">Flex Route,<text:s text:c="8"/>-- маршрут - траектория контролируемого хода корабля<text:s text:c="4"/>[м]</text:span></text:h>
      <text:h text:style-name="Default"><text:s text:c="1"/>13<text:s text:c="2"/><text:s text:c="6"/><text:span text:style-name="style1">Rate,<text:s text:c="9"/>-- скорости смещения корпуса в корабельном базисе<text:s text:c="5"/>[м/с]</text:span></text:h>
      <text:h text:style-name="Default"><text:s text:c="1"/>14<text:s text:c="2"/><text:s text:c="6"/><text:span text:style-name="style1">Swing,Whirl;<text:s text:c="2"/>-- и вращательных движения корпуса в углах Крылова<text:s text:c="2"/>[р,р/с]</text:span></text:h>
      <text:h text:style-name="Default"><text:s text:c="1"/>15<text:s text:c="2"/><text:s text:c="1"/><text:span text:style-name="style1">byte Statum;<text:s text:c="3"/>--<text:s text:c="3"/>0 - жесткое кинематическое позиционирование корпуса над</text:span></text:h>
      <text:h text:style-name="Default"><text:s text:c="1"/>16<text:s text:c="2"/><text:s text:c="16"/><text:span text:style-name="style1">--<text:s text:c="7"/>волнением по хордам на четырёх точках, иначе:</text:span></text:h>
      <text:h text:style-name="Default"><text:s text:c="1"/>17<text:s text:c="2"/><text:s text:c="16"/><text:span text:style-name="style1">--<text:s text:c="3"/>1 - объёмное гравитационное всплытие: борт-киль-вертикаль</text:span></text:h>
      <text:h text:style-name="Default"><text:s text:c="1"/>18<text:s text:c="2"/><text:s text:c="16"/><text:span text:style-name="style1">--<text:s text:c="3"/>2 - гидростатическое давление по смоченной обшивке в волне</text:span></text:h>
      <text:h text:style-name="Default"><text:s text:c="1"/>19<text:s text:c="2"/><text:s text:c="16"/><text:span text:style-name="style1">--<text:s text:c="3"/>3 - касательная компонента скорости под волновыми гребнями</text:span></text:h>
      <text:h text:style-name="Default"><text:s text:c="1"/>20<text:s text:c="2"/><text:s text:c="16"/><text:span text:style-name="style1">--<text:s text:c="3"/>4 -<text:s text:c="2"/>и вихреисточники обтекания корпуса набегающим потоком</text:span></text:h>
      <text:h text:style-name="Default"><text:s text:c="1"/>21<text:s text:c="2"/><text:s text:c="16"/><text:span text:style-name="style1">--<text:s text:c="2"/>~~ ~ полные потоки в механике отражения волн(в перспективе)</text:span></text:h>
      <text:h text:style-name="Default"><text:s text:c="1"/>22<text:s text:c="2"/><text:s text:c="16"/><text:span text:style-name="style1">--<text:s text:c="2"/>++ ~ обтекание корпуса с трохоидальными волнами по глубине</text:span></text:h>
      <text:h text:style-name="Default"><text:s text:c="1"/>23<text:s text:c="2"/><text:s text:c="16"/><text:span text:style-name="style1">--<text:s text:c="2"/>~~ - динамическое изменение тензора инерции и центра масс</text:span></text:h>
      <text:h text:style-name="Default"><text:s text:c="1"/>24<text:s text:c="2"/><text:s text:c="16"/><text:span text:style-name="style1">--<text:s text:c="2"/>~~ - перепады давления по градиентам поверхности ватерлинии</text:span></text:h>
      <text:h text:style-name="Default"><text:s text:c="1"/>25<text:s text:c="2"/><text:s text:c="1"/><text:span text:style-name="style1">byte DrawMode;<text:s text:c="5"/>--<text:s text:c="3"/>0 - ватерлиния строится при любом раскладе</text:span></text:h>
      <text:h text:style-name="Default"><text:s text:c="1"/>26<text:s text:c="2"/><text:s text:c="20"/><text:span text:style-name="style1">--<text:s text:c="3"/>1 - только собственно штевни и шпангоуты</text:span></text:h>
      <text:h text:style-name="Default"><text:s text:c="1"/>27<text:s text:c="2"/><text:s text:c="20"/><text:span text:style-name="style1">--<text:s text:c="3"/>2 - подводная часть со шпангоутами над водой</text:span></text:h>
      <text:h text:style-name="Default"><text:s text:c="1"/>28<text:s text:c="2"/><text:s text:c="20"/><text:span text:style-name="style1">--<text:s text:c="3"/>3 - весь корпус прорисовывается целиком</text:span></text:h>
      <text:h text:style-name="Default"><text:s text:c="1"/>29<text:s text:c="2"/><text:s text:c="20"/><text:span text:style-name="style1">-- х04 - тоже, но только с триангуляционными ребрами</text:span></text:h>
      <text:h text:style-name="Default"><text:s text:c="1"/>30<text:s text:c="2"/><text:s text:c="20"/><text:span text:style-name="style1">-- х10 - разблокировка графики и включение надводного борта</text:span></text:h>
      <text:h text:style-name="Default"><text:s text:c="1"/>31<text:s text:c="2"/><text:s text:c="3"/><text:span text:style-name="style1">-- размерения и динамические параметры корпуса корабля (Volume=0-обновление)</text:span></text:h>
      <text:h text:style-name="Default"><text:s text:c="1"/>32<text:s text:c="2"/><text:s text:c="3"/><text:span text:style-name="style1">-- локальная корабельная система координат определяется в составе структуры</text:span></text:h>
      <text:h text:style-name="Default"><text:s text:c="1"/>33<text:s text:c="2"/><text:s text:c="3"/><text:span text:style-name="style1">-- Hull::Base и включает координаты пространственного местоположения</text:span></text:h>
      <text:h text:style-name="Default"><text:s text:c="1"/>34<text:s text:c="2"/><text:s text:c="3"/><text:span text:style-name="style1">-- Point{X,Y,Z} и тензор тривекторов поворотов Matrix::Vector{x,y,z}</text:span></text:h>
      <text:h text:style-name="Default"><text:s text:c="1"/>35<text:s text:c="2"/><text:s text:c="3"/><text:span text:style-name="style1">--</text:span></text:h>
      <text:h text:style-name="Default"><text:s text:c="1"/>36<text:s text:c="2"/><text:s text:c="2"/><text:span text:style-name="style1">Real hX,// поперечная метацентрическая высота задаёт аппликату центра тяжести</text:span></text:h>
      <text:h text:style-name="Default"><text:s text:c="1"/>37<text:s text:c="2"/><text:s text:c="6"/><text:span text:style-name="style1">Volume,<text:s text:c="2"/>iV, // исходное водоизмещение, мгновенный погруженный объем V м³</text:span></text:h>
      <text:h text:style-name="Default"><text:s text:c="1"/>38<text:s text:c="2"/><text:s text:c="6"/><text:span text:style-name="style1">Surface, iS, // подводная и смоченная поверхность корпуса<text:s text:c="12"/>S м²</text:span></text:h>
      <text:h text:style-name="Default"><text:s text:c="1"/>39<text:s text:c="2"/><text:s text:c="6"/><text:span text:style-name="style1">Floatage,iF, // исходная и действующая площадь ватерлинии<text:s text:c="12"/>F м²</text:span></text:h>
      <text:h text:style-name="Default"><text:s text:c="1"/>40<text:s text:c="2"/><text:s text:c="2"/><text:span text:style-name="style1">//<text:s text:c="2"/>SecInert,iX, -- ==&gt;inWater -=- момент инерции площади ватерлинии<text:s text:c="5"/>I м⁴</text:span></text:h>
      <text:h text:style-name="Default"><text:s text:c="1"/>41<text:s text:c="2"/><text:s text:c="6"/><text:span text:style-name="style1">sT,<text:s text:c="10"/>// интервал времени для графиков с кинематикой XYZ-качки сек</text:span></text:h>
      <text:h text:style-name="Default"><text:s text:c="1"/>42<text:s text:c="2"/><text:s text:c="6"/><text:span text:style-name="style1">Trim,<text:s text:c="8"/>// дифферент задается простым смещением центра величины[рад]</text:span></text:h>
      <text:h text:style-name="Default"><text:s text:c="1"/>43<text:s text:c="2"/><text:s text:c="6"/><text:span text:style-name="style1">Kv;<text:s text:c="10"/>// доля сброса отрицательного давления в парадоксе Даламбера</text:span></text:h>
      <text:h text:style-name="Default"><text:s text:c="1"/>44<text:s text:c="2"/><text:s text:c="2"/><text:span text:style-name="style1">Vector Ofs,<text:s text:c="6"/>// внутренние смещения отсчетов по миделю и ватерлинии {x,z}</text:span></text:h>
      <text:h text:style-name="Default"><text:s text:c="1"/>45<text:s text:c="2"/><text:s text:c="6"/><text:span text:style-name="style1">Gravity,<text:s text:c="5"/>// + центр тяжести в локальных корабельных координатах<text:s text:c="4"/>G</text:span></text:h>
      <text:h text:style-name="Default"><text:s text:c="1"/>46<text:s text:c="2"/><text:s text:c="6"/><text:span text:style-name="style1">Buoyancy,<text:s text:c="2"/>vB, // координаты центра величины,центра объема корпуса<text:s text:c="5"/>cB</text:span></text:h>
      <text:h text:style-name="Default"><text:s text:c="1"/>47<text:s text:c="2"/><text:s text:c="6"/><text:span text:style-name="style1">Floatable, vF, // центр площади исходной и действующей ватерлинии<text:s text:c="6"/>cF</text:span></text:h>
      <text:h text:style-name="Default"><text:s text:c="1"/>48<text:s text:c="2"/><text:s text:c="17"/><text:span text:style-name="style1">vD, // условное средоточение гидродинамических пар сил&lt;=момент</text:span></text:h>
      <text:h text:style-name="Default"><text:s text:c="1"/>49<text:s text:c="2"/><text:s text:c="17"/><text:span text:style-name="style1">vW, // нормаль интегро-осредненной площади ватерлинии<text:s text:c="6"/>(δ)</text:span></text:h>
      <text:h text:style-name="Default"><text:s text:c="1"/>50<text:s text:c="2"/><text:s text:c="17"/><text:span text:style-name="style1">vS, // накопительный вектор сил от перепада уровня моря<text:s text:c="2"/>[H/ρ]</text:span></text:h>
      <text:h text:style-name="Default"><text:s text:c="1"/>51<text:s text:c="2"/><text:s text:c="17"/><text:span text:style-name="style1">vR, // поворотный момент от криво-наклонной ватерлинии<text:s text:c="3"/>[Н·м]</text:span></text:h>
      <text:h text:style-name="Default"><text:s text:c="1"/>52<text:s text:c="2"/><text:s text:c="2"/><text:span text:style-name="style1">//<text:s text:c="13"/>vW, -- проекции на вертикальные плоскости &amp;Waterside<text:s text:c="6"/>м²</text:span></text:h>
      <text:h text:style-name="Default"><text:s text:c="1"/>53<text:s text:c="2"/><text:s text:c="2"/><text:span text:style-name="style1">//<text:s text:c="13"/>vP, -- центры горизонтальных давлений по дрейфу и ускорению</text:span></text:h>
      <text:h text:style-name="Default"><text:s text:c="1"/>54<text:s text:c="2"/><text:s text:c="6"/><text:span text:style-name="style1">Metacenter,vM; // начальный + текущий поперечные метацентры<text:s text:c="4"/>в КБ Zm(x)</text:span></text:h>
      <text:h text:style-name="Default"><text:s text:c="1"/>55<text:s text:c="2"/><text:s text:c="21"/><text:span text:style-name="style1">// с оценкой мгновенной метацентрической высоты в МБ! h(z)</text:span></text:h>
      <text:h text:style-name="Default"><text:s text:c="1"/>56<text:s text:c="2"/><text:s text:c="2"/><text:span text:style-name="style1">Matrix inWater,mW, // моменты инерции площади действующей ватерлинии<text:s text:c="5"/>I м⁴</text:span></text:h>
      <text:h text:style-name="Default"><text:s text:c="1"/>57<text:s text:c="2"/><text:s text:c="9"/><text:span text:style-name="style1">inMass; //,mM; моменты инерции исходного и смещенного корпуса<text:s text:c="5"/>G м⁴</text:span></text:h>
      <text:h text:style-name="Default"><text:s text:c="1"/>58<text:s text:c="2"/><text:s text:c="2"/><text:span text:style-name="style1">Vector nF,nM, // относительные коэффициенты угловых и поступательных движений</text:span></text:h>
      <text:h text:style-name="Default"><text:s text:c="1"/>59<text:s text:c="2"/><text:s text:c="7"/><text:span text:style-name="style1">muF,muM; // обобщённые параметры демпфирования - задаваемые извне</text:span></text:h>
      <text:h text:style-name="Default"><text:s text:c="1"/>60<text:s text:c="2"/><text:s text:c="19"/><text:span text:style-name="style1">-- демпфирование (&gt;0) до исключения(=1) скорости качки</text:span></text:h>
      <text:h text:style-name="Default"><text:s text:c="1"/>61<text:s text:c="2"/><text:s text:c="6"/><text:span text:style-name="style1">// под большими углами крена и до опрокидывания сопротивление утраивается</text:span></text:h>
      <text:h text:style-name="Default"><text:s text:c="1"/>62<text:s text:c="2"/><text:span text:style-name="style1">*/</text:span></text:h>
      <text:h text:style-name="Default"><text:s text:c="1"/>63<text:s text:c="2"/><text:span text:style-name="style9">#include "Aurora.h"<text:s text:c="3"/></text:span><text:span text:style-name="style2">// объекты и производные операции с корпусом на волнении</text:span></text:h>
      <text:h text:style-name="Default"><text:s text:c="1"/>64<text:s text:c="2"/><text:s text:c="22"/><text:span text:style-name="style15">//! Hull: координатные оси корабельного базиса морской СК</text:span></text:h>
      <text:h text:style-name="Default"><text:s text:c="1"/>65<text:s text:c="2"/><text:span text:style-name="style5">Real </text:span><text:span text:style-name="style11">Ts</text:span><text:span text:style-name="style10">=</text:span><text:span text:style-name="style4">1.0</text:span><text:span text:style-name="style10">;<text:s text:c="10"/></text:span><text:span text:style-name="style2">// расчётный интервал на текущем этапе моделирования Math</text:span></text:h>
      <text:h text:style-name="Default"><text:s text:c="1"/>66<text:s text:c="2"/><text:s text:c="22"/><text:span text:style-name="style2">//<text:s text:c="2"/>++ дополнения графической среды OpenGL-&gt;Window-Place</text:span></text:h>
      <text:h text:style-name="Default"><text:s text:c="1"/>67<text:s text:c="2"/><text:span text:style-name="style5">static Vector<text:s text:c="9"/></text:span><text:span text:style-name="style15">//! КБ - локальный корабельный базис; МБ - морской базис</text:span></text:h>
      <text:h text:style-name="Default"><text:s text:c="1"/>68<text:s text:c="2"/><text:s text:c="7"/><text:span text:style-name="style11">Vship</text:span><text:span text:style-name="style10">,</text:span><text:span text:style-name="style11">Wship</text:span><text:span text:style-name="style10">;<text:s text:c="3"/></text:span><text:span text:style-name="style2">// скорость хода и вектор момента вращения корпуса в КБ</text:span></text:h>
      <text:h text:style-name="Default"><text:s text:c="1"/>69<text:s text:c="2"/><text:span text:style-name="style5">static Real </text:span><text:span text:style-name="style11">iVz</text:span><text:span text:style-name="style10">=</text:span><text:span text:style-name="style11">eps</text:span><text:span text:style-name="style10">;<text:s text:c="2"/></text:span><text:span text:style-name="style2">//<text:s text:c="8"/>и величина водоизмещения при полном погружении</text:span></text:h>
      <text:h text:style-name="Default"><text:s text:c="1"/>70<text:s text:c="2"/><text:span text:style-name="style5">void</text:span></text:h>
      <text:h text:style-name="Default"><text:s text:c="1"/>71<text:s text:c="2"/><text:span text:style-name="style11">Hull</text:span><text:span text:style-name="style10">::</text:span><text:span text:style-name="style11">ThreeInitial</text:span><text:span text:style-name="style10">()<text:s text:c="2"/></text:span><text:span text:style-name="style2">// начальная очистка всех величин динамических параметров</text:span></text:h>
      <text:h text:style-name="Default"><text:s text:c="1"/>72<text:s text:c="2"/><text:span text:style-name="style10">{ </text:span><text:span text:style-name="style11">vD</text:span><text:span text:style-name="style10">=</text:span><text:span text:style-name="style11">vB</text:span><text:span text:style-name="style10">;<text:s text:c="14"/></text:span><text:span text:style-name="style2">// динамические центры из предыдущего расчётного такта</text:span></text:h>
      <text:h text:style-name="Default"><text:s text:c="1"/>73<text:s text:c="2"/><text:s text:c="2"/><text:span text:style-name="style5">if</text:span><text:span text:style-name="style10">( </text:span><text:span text:style-name="style11">iF</text:span><text:span text:style-name="style10">&gt;</text:span><text:span text:style-name="style11">Floatage</text:span><text:span text:style-name="style10">*</text:span><text:span text:style-name="style11">eps </text:span><text:span text:style-name="style10">&amp;&amp; </text:span><text:span text:style-name="style11">iV</text:span><text:span text:style-name="style10">&gt;</text:span><text:span text:style-name="style11">Volume</text:span><text:span text:style-name="style10">*</text:span><text:span text:style-name="style11">eps </text:span><text:span text:style-name="style10">)</text:span><text:span text:style-name="style11">vD</text:span><text:span text:style-name="style10">=( </text:span><text:span text:style-name="style11">vF</text:span><text:span text:style-name="style10">*</text:span><text:span text:style-name="style11">iF </text:span><text:span text:style-name="style10">+ </text:span><text:span text:style-name="style11">vB</text:span><text:span text:style-name="style10">*</text:span><text:span text:style-name="style11">iV </text:span><text:span text:style-name="style10">)/( </text:span><text:span text:style-name="style11">iF</text:span><text:span text:style-name="style10">+</text:span><text:span text:style-name="style11">iV </text:span><text:span text:style-name="style10">);</text:span></text:h>
      <text:h text:style-name="Default"><text:s text:c="1"/>74<text:s text:c="2"/><text:s text:c="2"/><text:span text:style-name="style11">iV</text:span><text:span text:style-name="style10">=</text:span><text:span text:style-name="style11">iS</text:span><text:span text:style-name="style10">=</text:span><text:span text:style-name="style11">iF</text:span><text:span text:style-name="style10">=</text:span><text:span text:style-name="style4">0.0</text:span><text:span text:style-name="style10">;<text:s text:c="7"/></text:span><text:span text:style-name="style2">// скалярные собраны в кучу, векторные - все производные</text:span></text:h>
      <text:h text:style-name="Default"><text:s text:c="1"/>75<text:s text:c="2"/><text:s text:c="2"/><text:span text:style-name="style11">mW</text:span><text:span text:style-name="style10">=</text:span><text:span text:style-name="style4">0.0</text:span><text:span text:style-name="style10">; </text:span><text:span text:style-name="style2">//mM=0.0;<text:s text:c="3"/>// тензорные объекты в том же ранге срочных перерасчетов</text:span></text:h>
      <text:h text:style-name="Default"><text:s text:c="1"/>76<text:s text:c="2"/><text:s text:c="2"/><text:span text:style-name="style11">vW</text:span><text:span text:style-name="style10">=</text:span><text:span text:style-name="style11">Zenit</text:span><text:span text:style-name="style10">;<text:s text:c="11"/></text:span><text:span text:style-name="style2">// нормаль интегро-осредненной площади ватерлинии<text:s text:c="5"/>(δ)</text:span></text:h>
      <text:h text:style-name="Default"><text:s text:c="1"/>77<text:s text:c="2"/><text:s text:c="2"/><text:span text:style-name="style11">vB</text:span><text:span text:style-name="style10">=</text:span><text:span text:style-name="style11">vF</text:span><text:span text:style-name="style10">=</text:span><text:span text:style-name="style11">Zero</text:span><text:span text:style-name="style10">;<text:s text:c="9"/></text:span><text:span text:style-name="style2">// сумматоры для задействования ранее вычисленных величин</text:span></text:h>
      <text:h text:style-name="Default"><text:s text:c="1"/>78<text:s text:c="2"/><text:s text:c="2"/><text:span text:style-name="style11">vM</text:span><text:span text:style-name="style10">=</text:span><text:span text:style-name="style11">vS</text:span><text:span text:style-name="style10">=</text:span><text:span text:style-name="style11">vR</text:span><text:span text:style-name="style10">=</text:span><text:span text:style-name="style11">Zero</text:span><text:span text:style-name="style10">;<text:s text:c="6"/></text:span><text:span text:style-name="style2">// метацентр, силы и моменты от перепадов уровней у борта</text:span></text:h>
      <text:h text:style-name="Default"><text:s text:c="1"/>79<text:s text:c="2"/><text:s text:c="2"/><text:span text:style-name="style11">Vship</text:span><text:span text:style-name="style10">=((</text:span><text:span text:style-name="style11">Route</text:span><text:span text:style-name="style10">[-</text:span><text:span text:style-name="style4">1</text:span><text:span text:style-name="style10">]-</text:span><text:span text:style-name="style11">Route</text:span><text:span text:style-name="style10">[-</text:span><text:span text:style-name="style4">2</text:span><text:span text:style-name="style10">])/(</text:span><text:span text:style-name="style11">Storm</text:span><text:span text:style-name="style10">-&gt;</text:span><text:span text:style-name="style11">Tstep</text:span><text:span text:style-name="style10">/</text:span><text:span text:style-name="style11">Storm</text:span><text:span text:style-name="style10">-&gt;</text:span><text:span text:style-name="style11">tKrat</text:span><text:span text:style-name="style10">))/</text:span><text:span text:style-name="style11">Tensor</text:span><text:span text:style-name="style10">(*</text:span><text:span text:style-name="style5">this</text:span><text:span text:style-name="style10">);</text:span><text:span text:style-name="style2">// КБ</text:span></text:h>
      <text:h text:style-name="Default"><text:s text:c="1"/>80<text:s text:c="2"/><text:s text:c="2"/><text:span text:style-name="style11">Wship</text:span><text:span text:style-name="style10">=</text:span><text:span text:style-name="style11">Whirl</text:span><text:span text:style-name="style10">[-</text:span><text:span text:style-name="style4">1</text:span><text:span text:style-name="style10">];<text:s text:c="4"/></text:span><text:span text:style-name="style2">// скорости выше реальные и по расчёту вращательные<text:s text:c="2"/>в КБ</text:span></text:h>
      <text:h text:style-name="Default"><text:s text:c="1"/>81<text:s text:c="2"/><text:s text:c="2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<text:s text:c="4"/></text:span><text:span text:style-name="style2">// если самое первое обращение - место конструктора Hull</text:span></text:h>
      <text:h text:style-name="Default"><text:s text:c="1"/>82<text:s text:c="2"/><text:s text:c="2"/><text:span text:style-name="style10">{ </text:span><text:span text:style-name="style11">Volume</text:span><text:span text:style-name="style10">=</text:span><text:span text:style-name="style11">Surface</text:span><text:span text:style-name="style10">=</text:span><text:span text:style-name="style11">Floatage</text:span><text:span text:style-name="style10">=</text:span><text:span text:style-name="style11">iVz</text:span><text:span text:style-name="style10">=</text:span><text:span text:style-name="style4">0</text:span><text:span text:style-name="style10">; </text:span><text:span text:style-name="style11">Gravity</text:span><text:span text:style-name="style10">=</text:span><text:span text:style-name="style11">vD</text:span><text:span text:style-name="style10">=</text:span><text:span text:style-name="style11">vC</text:span><text:span text:style-name="style10">=</text:span><text:span text:style-name="style11">Zero</text:span><text:span text:style-name="style10">; </text:span><text:span text:style-name="style11">inWater</text:span><text:span text:style-name="style10">=</text:span><text:span text:style-name="style4">0.0</text:span><text:span text:style-name="style10">; </text:span><text:span text:style-name="style11">inMass</text:span><text:span text:style-name="style10">=</text:span><text:span text:style-name="style4">0.0</text:span><text:span text:style-name="style10">;</text:span></text:h>
      <text:h text:style-name="Default"><text:s text:c="1"/>83<text:s text:c="2"/><text:s text:c="2"/><text:span text:style-name="style10">}</text:span></text:h>
      <text:h text:style-name="Default"><text:s text:c="1"/>84<text:s text:c="2"/><text:span text:style-name="style2">//<text:s text:c="2"/>else</text:span></text:h>
      <text:h text:style-name="Default"><text:s text:c="1"/>85<text:s text:c="2"/><text:span text:style-name="style2">//<text:s text:c="2"/>{ Vship=((Route[-1]-Route[-2])/(Storm-&gt;Tstep/Storm-&gt;tKrat))/Tensor(*this);// КБ</text:span></text:h>
      <text:h text:style-name="Default"><text:s text:c="1"/>86<text:s text:c="2"/><text:span text:style-name="style2">//<text:s text:c="4"/>Wship=Whirl[-1];<text:s text:c="4"/>// скорости выше реальные и по расчёту вращательные<text:s text:c="2"/>в КБ</text:span></text:h>
      <text:h text:style-name="Default"><text:s text:c="1"/>87<text:s text:c="2"/><text:span text:style-name="style2">//<text:s text:c="2"/>}</text:span></text:h>
      <text:h text:style-name="Default"><text:s text:c="1"/>88<text:s text:c="2"/><text:span text:style-name="style10">}</text:span></text:h>
      <text:h text:style-name="Default"><text:s text:c="1"/>89<text:s text:c="2"/><text:span text:style-name="style5">void </text:span><text:span text:style-name="style11">Hull</text:span><text:span text:style-name="style10">::</text:span><text:span text:style-name="style11">Three</text:span><text:span text:style-name="style10">( </text:span><text:span text:style-name="style5">int </text:span><text:span text:style-name="style11">Level</text:span><text:span text:style-name="style10">,<text:s text:c="2"/></text:span><text:span text:style-name="style2">// -2-днище; -1-вода; 0-в-линия; 1-воздух; 2-борт</text:span></text:h>
      <text:h text:style-name="Default"><text:s text:c="1"/>90<text:s text:c="2"/><text:s text:c="4"/><text:span text:style-name="style11">_Vertex a</text:span><text:span text:style-name="style10">,</text:span><text:span text:style-name="style11">_Vertex b</text:span><text:span text:style-name="style10">,</text:span><text:span text:style-name="style11">_Vertex c </text:span><text:span text:style-name="style10">) </text:span><text:span text:style-name="style15">//! динамический перерасчет параметров</text:span></text:h>
      <text:h text:style-name="Default"><text:s text:c="1"/>91<text:s text:c="2"/><text:span text:style-name="style10">{ </text:span><text:span text:style-name="style5">if</text:span><text:span text:style-name="style10">( </text:span><text:span text:style-name="style11">Level</text:span><text:span text:style-name="style10">&lt;=</text:span><text:span text:style-name="style4">0 </text:span><text:span text:style-name="style10">)<text:s text:c="20"/></text:span><text:span text:style-name="style2">// борт, общекорабельная архитектура мимо</text:span></text:h>
      <text:h text:style-name="Default"><text:s text:c="1"/>92<text:s text:c="2"/><text:s text:c="2"/><text:span text:style-name="style10">{ </text:span><text:span text:style-name="style11">_Point A</text:span><text:span text:style-name="style10">=</text:span><text:span text:style-name="style11">Point</text:span><text:span text:style-name="style10">( </text:span><text:span text:style-name="style11">a </text:span><text:span text:style-name="style10">),</text:span><text:span text:style-name="style11">B</text:span><text:span text:style-name="style10">=</text:span><text:span text:style-name="style11">Point</text:span><text:span text:style-name="style10">( </text:span><text:span text:style-name="style11">b </text:span><text:span text:style-name="style10">),</text:span><text:span text:style-name="style11">C</text:span><text:span text:style-name="style10">=</text:span><text:span text:style-name="style11">Point</text:span><text:span text:style-name="style10">( </text:span><text:span text:style-name="style11">c </text:span><text:span text:style-name="style10">);</text:span></text:h>
      <text:h text:style-name="Default"><text:s text:c="1"/>93<text:s text:c="2"/><text:s text:c="4"/><text:span text:style-name="style5">Vector </text:span><text:span text:style-name="style11">S </text:span><text:span text:style-name="style10">=( (</text:span><text:span text:style-name="style11">a</text:span><text:span text:style-name="style10">-</text:span><text:span text:style-name="style11">c</text:span><text:span text:style-name="style10">)*(</text:span><text:span text:style-name="style11">b</text:span><text:span text:style-name="style10">-</text:span><text:span text:style-name="style11">c</text:span><text:span text:style-name="style10">) )/</text:span><text:span text:style-name="style4">2.0</text:span><text:span text:style-name="style10">;<text:s text:c="2"/></text:span><text:span text:style-name="style2">// нормаль с площадью элемента обшивки в КБ</text:span></text:h>
      <text:h text:style-name="Default"><text:s text:c="1"/>94<text:s text:c="2"/><text:s text:c="4"/><text:span text:style-name="style5">Real<text:s text:c="3"/></text:span><text:span text:style-name="style11">W </text:span><text:span text:style-name="style10">=</text:span><text:span text:style-name="style11">abs</text:span><text:span text:style-name="style10">( </text:span><text:span text:style-name="style11">S </text:span><text:span text:style-name="style10">);<text:s text:c="13"/></text:span><text:span text:style-name="style2">// площадь малого треугольника на обшивке</text:span></text:h>
      <text:h text:style-name="Default"><text:s text:c="1"/>95<text:s text:c="2"/><text:s text:c="4"/><text:span text:style-name="style5">if</text:span><text:span text:style-name="style10">( </text:span><text:span text:style-name="style11">W</text:span><text:span text:style-name="style10">&lt;</text:span><text:span text:style-name="style11">eps </text:span><text:span text:style-name="style10">)</text:span><text:span text:style-name="style5">return</text:span><text:span text:style-name="style10">;<text:s text:c="14"/></text:span><text:span text:style-name="style2">// -- сброс обнулённого фрагмента</text:span></text:h>
      <text:h text:style-name="Default"><text:s text:c="1"/>96<text:s text:c="2"/><text:s text:c="4"/><text:span text:style-name="style5">Vector </text:span><text:span text:style-name="style11">L </text:span><text:span text:style-name="style10">=( </text:span><text:span text:style-name="style11">a </text:span><text:span text:style-name="style10">+ </text:span><text:span text:style-name="style11">b </text:span><text:span text:style-name="style10">+ </text:span><text:span text:style-name="style11">c </text:span><text:span text:style-name="style10">)/</text:span><text:span text:style-name="style4">3.0</text:span><text:span text:style-name="style10">,<text:s text:c="4"/></text:span><text:span text:style-name="style2">// центр площади к треугольнику в обшивке</text:span></text:h>
      <text:h text:style-name="Default"><text:s text:c="1"/>97<text:s text:c="2"/><text:s text:c="11"/><text:span text:style-name="style11">M </text:span><text:span text:style-name="style10">= </text:span><text:span text:style-name="style11">L </text:span><text:span text:style-name="style10">* </text:span><text:span text:style-name="style4">0.75</text:span><text:span text:style-name="style10">,<text:s text:c="12"/></text:span><text:span text:style-name="style2">// центр объема к элементарному тетраэдру</text:span></text:h>
      <text:h text:style-name="Default"><text:s text:c="1"/>98<text:s text:c="2"/><text:s text:c="11"/><text:span text:style-name="style11">Sz</text:span><text:span text:style-name="style10">=( </text:span><text:span text:style-name="style11">A</text:span><text:span text:style-name="style10">-</text:span><text:span text:style-name="style11">C </text:span><text:span text:style-name="style10">)*( </text:span><text:span text:style-name="style11">B</text:span><text:span text:style-name="style10">-</text:span><text:span text:style-name="style11">C </text:span><text:span text:style-name="style10">)/</text:span><text:span text:style-name="style4">2</text:span><text:span text:style-name="style10">;<text:s text:c="4"/></text:span><text:span text:style-name="style2">// ориентация в МБ</text:span></text:h>
      <text:h text:style-name="Default"><text:s text:c="1"/>99<text:s text:c="2"/><text:s text:c="6"/><text:span text:style-name="style2">//<text:s text:c="3"/>Sz=( (Point(a)-Point(c))*(Point(b)-Point(c)) )/2; // ориентация в МБ</text:span></text:h>
      <text:h text:style-name="Default">100<text:s text:c="2"/><text:s text:c="4"/><text:span text:style-name="style5">Real<text:s text:c="3"/></text:span><text:span text:style-name="style11">V </text:span><text:span text:style-name="style10">=( </text:span><text:span text:style-name="style11">c </text:span><text:span text:style-name="style10">% </text:span><text:span text:style-name="style11">S </text:span><text:span text:style-name="style10">)/</text:span><text:span text:style-name="style4">3.0</text:span><text:span text:style-name="style10">;<text:s text:c="10"/></text:span><text:span text:style-name="style2">// водоизмещение элементарного тетраэдра</text:span></text:h>
      <text:h text:style-name="Default">101<text:s text:c="2"/><text:s text:c="11"/><text:span text:style-name="style11">iV </text:span><text:span text:style-name="style10">+= </text:span><text:span text:style-name="style11">V</text:span><text:span text:style-name="style10">;<text:s text:c="19"/></text:span><text:span text:style-name="style2">// суммирование тетраэдров водоизмещения</text:span></text:h>
      <text:h text:style-name="Default">102<text:s text:c="2"/><text:s text:c="11"/><text:span text:style-name="style11">vB </text:span><text:span text:style-name="style10">+= </text:span><text:span text:style-name="style11">M</text:span><text:span text:style-name="style10">*</text:span><text:span text:style-name="style11">V</text:span><text:span text:style-name="style10">;<text:s text:c="17"/></text:span><text:span text:style-name="style2">// векторная сборка статических моментов</text:span></text:h>
      <text:h text:style-name="Default">103<text:s text:c="2"/><text:s text:c="4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<text:s text:c="18"/></text:span><text:span text:style-name="style2">// моменты инерции объема/массы корпуса</text:span></text:h>
      <text:h text:style-name="Default">104<text:s text:c="2"/><text:s text:c="4"/><text:span text:style-name="style10">{ </text:span><text:span text:style-name="style11">Matrix J</text:span><text:span text:style-name="style10">;<text:s text:c="23"/></text:span><text:span text:style-name="style2">// временно из общей механики исключается</text:span></text:h>
      <text:h text:style-name="Default">105<text:s text:c="2"/><text:s text:c="6"/><text:span text:style-name="style11">J</text:span><text:span text:style-name="style10">.</text:span><text:span text:style-name="style11">x</text:span><text:span text:style-name="style10">.</text:span><text:span text:style-name="style11">x </text:span><text:span text:style-name="style10">=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c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a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c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/text:h>
      <text:h text:style-name="Default">106<text:s text:c="2"/><text:s text:c="12"/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>107<text:s text:c="2"/><text:s text:c="6"/><text:span text:style-name="style11">J</text:span><text:span text:style-name="style10">.</text:span><text:span text:style-name="style11">y</text:span><text:span text:style-name="style10">.</text:span><text:span text:style-name="style11">y </text:span><text:span text:style-name="style10">=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a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c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/text:h>
      <text:h text:style-name="Default">108<text:s text:c="2"/><text:s text:c="12"/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>109<text:s text:c="2"/><text:s text:c="6"/><text:span text:style-name="style11">J</text:span><text:span text:style-name="style10">.</text:span><text:span text:style-name="style11">z</text:span><text:span text:style-name="style10">.</text:span><text:span text:style-name="style11">z </text:span><text:span text:style-name="style10">=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c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/text:h>
      <text:h text:style-name="Default">110<text:s text:c="2"/><text:s text:c="12"/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text:span text:style-name="style10">;</text:span></text:h>
      <text:h text:style-name="Default">111<text:s text:c="2"/><text:s text:c="6"/><text:span text:style-name="style11">J</text:span><text:span text:style-name="style10">.</text:span><text:span text:style-name="style11">x</text:span><text:span text:style-name="style10">.</text:span><text:span text:style-name="style11">y</text:span><text:span text:style-name="style10">=</text:span><text:span text:style-name="style11">J</text:span><text:span text:style-name="style10">.</text:span><text:span text:style-name="style11">y</text:span><text:span text:style-name="style10">.</text:span><text:span text:style-name="style11">x </text:span><text:span text:style-name="style10">= -</text:span><text:span text:style-name="style4">0.5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x </text:span><text:span text:style-name="style10">)</text:span></text:h>
      <text:h text:style-name="Default">112<text:s text:c="2"/><text:s text:c="25"/><text:span text:style-name="style10">-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y </text:span><text:span text:style-name="style10">-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 </text:span><text:span text:style-name="style10">- 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y</text:span><text:span text:style-name="style10">;</text:span></text:h>
      <text:h text:style-name="Default">113<text:s text:c="2"/><text:s text:c="6"/><text:span text:style-name="style11">J</text:span><text:span text:style-name="style10">.</text:span><text:span text:style-name="style11">x</text:span><text:span text:style-name="style10">.</text:span><text:span text:style-name="style11">z</text:span><text:span text:style-name="style10">=</text:span><text:span text:style-name="style11">J</text:span><text:span text:style-name="style10">.</text:span><text:span text:style-name="style11">z</text:span><text:span text:style-name="style10">.</text:span><text:span text:style-name="style11">x </text:span><text:span text:style-name="style10">= -</text:span><text:span text:style-name="style4">0.5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z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x </text:span><text:span text:style-name="style10">)</text:span></text:h>
      <text:h text:style-name="Default">114<text:s text:c="2"/><text:s text:c="25"/><text:span text:style-name="style10">-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z </text:span><text:span text:style-name="style10">-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z </text:span><text:span text:style-name="style10">- 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>115<text:s text:c="2"/><text:s text:c="6"/><text:span text:style-name="style11">J</text:span><text:span text:style-name="style10">.</text:span><text:span text:style-name="style11">y</text:span><text:span text:style-name="style10">.</text:span><text:span text:style-name="style11">z</text:span><text:span text:style-name="style10">=</text:span><text:span text:style-name="style11">J</text:span><text:span text:style-name="style10">.</text:span><text:span text:style-name="style11">z</text:span><text:span text:style-name="style10">.</text:span><text:span text:style-name="style11">y </text:span><text:span text:style-name="style10">= -</text:span><text:span text:style-name="style4">0.5</text:span><text:span text:style-name="style10">*(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z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y </text:span><text:span text:style-name="style10">)</text:span></text:h>
      <text:h text:style-name="Default">116<text:s text:c="2"/><text:s text:c="25"/><text:span text:style-name="style10">-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z </text:span><text:span text:style-name="style10">- 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z </text:span><text:span text:style-name="style10">- </text:span><text:span text:style-name="style11">c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>117<text:s text:c="2"/><text:s text:c="6"/><text:span text:style-name="style11">inMass </text:span><text:span text:style-name="style10">+= ( </text:span><text:span text:style-name="style11">J </text:span><text:span text:style-name="style10">*= </text:span><text:span text:style-name="style4">0.1</text:span><text:span text:style-name="style10">*</text:span><text:span text:style-name="style11">V </text:span><text:span text:style-name="style10">);</text:span></text:h>
      <text:h text:style-name="Default">118<text:s text:c="2"/><text:s text:c="4"/><text:span text:style-name="style10">}</text:span></text:h>
      <text:h text:style-name="Default">119<text:s text:c="2"/><text:s text:c="4"/><text:span text:style-name="style5">if</text:span><text:span text:style-name="style10">( </text:span><text:span text:style-name="style11">Level</text:span><text:span text:style-name="style10">&lt;</text:span><text:span text:style-name="style4">0 </text:span><text:span text:style-name="style10">)<text:s text:c="5"/></text:span><text:span text:style-name="style15">//! гидростатика с гидродинамикой обводов ниже ватерлинии</text:span></text:h>
      <text:h text:style-name="Default">120<text:s text:c="2"/><text:s text:c="4"/><text:span text:style-name="style10">{ </text:span><text:span text:style-name="style11">iS </text:span><text:span text:style-name="style10">+= </text:span><text:span text:style-name="style11">W</text:span><text:span text:style-name="style10">;<text:s text:c="8"/></text:span><text:span text:style-name="style2">// + скаляр площади смоченной поверхности судовой обшивки</text:span></text:h>
      <text:h text:style-name="Default">121<text:s text:c="2"/><text:s text:c="6"/><text:span text:style-name="style5">if</text:span><text:span text:style-name="style10">( </text:span><text:span text:style-name="style11">Statum</text:span><text:span text:style-name="style10">&gt;</text:span><text:span text:style-name="style4">1 </text:span><text:span text:style-name="style10">){ </text:span><text:span text:style-name="style2">// если внешнее давление на треугольники и пары сил<text:s text:c="2"/>в КБ</text:span></text:h>
      <text:h text:style-name="Default">122<text:s text:c="2"/><text:s text:c="7"/><text:span text:style-name="style5">Vector </text:span><text:span text:style-name="style11">Cz</text:span><text:span text:style-name="style10">=</text:span><text:span text:style-name="style11">L</text:span><text:span text:style-name="style10">;<text:s text:c="3"/></text:span><text:span text:style-name="style2">// здесь будет местоположение точки действия сил давления</text:span></text:h>
      <text:h text:style-name="Default">123<text:s text:c="2"/><text:s text:c="7"/><text:span text:style-name="style11">Point R</text:span><text:span text:style-name="style10">=</text:span><text:span text:style-name="style11">out</text:span><text:span text:style-name="style10">( </text:span><text:span text:style-name="style11">L </text:span><text:span text:style-name="style10">);<text:s text:c="12"/></text:span><text:span text:style-name="style2">// центр элементарного треугольника<text:s text:c="4"/>в МБ</text:span></text:h>
      <text:h text:style-name="Default">124<text:s text:c="2"/><text:s text:c="7"/><text:span text:style-name="style5">Real </text:span><text:span text:style-name="style11">Hz</text:span><text:span text:style-name="style10">=</text:span><text:span text:style-name="style11">R</text:span><text:span text:style-name="style10">.</text:span><text:span text:style-name="style11">Z</text:span><text:span text:style-name="style10">;<text:s text:c="17"/></text:span><text:span text:style-name="style2">// подводная вертикаль центра давления в МБ</text:span></text:h>
      <text:h text:style-name="Default">125<text:s text:c="2"/><text:s text:c="8"/><text:span text:style-name="style5">if</text:span><text:span text:style-name="style10">( </text:span><text:span text:style-name="style11">Storm</text:span><text:span text:style-name="style10">-&gt;</text:span><text:span text:style-name="style11">Kt </text:span><text:span text:style-name="style10">)</text:span><text:span text:style-name="style11">Hz</text:span><text:span text:style-name="style10">-=</text:span><text:span text:style-name="style11">Storm</text:span><text:span text:style-name="style10">-&gt;</text:span><text:span text:style-name="style11">Value</text:span><text:span text:style-name="style10">( </text:span><text:span text:style-name="style11">R </text:span><text:span text:style-name="style10">);</text:span></text:h>
      <text:h text:style-name="Default">126<text:s text:c="2"/><text:s text:c="8"/><text:span text:style-name="style5">if</text:span><text:span text:style-name="style10">( </text:span><text:span text:style-name="style11">Hz</text:span><text:span text:style-name="style10">&lt;-</text:span><text:span text:style-name="style11">eps </text:span><text:span text:style-name="style10">&amp;&amp; </text:span><text:span text:style-name="style11">W</text:span><text:span text:style-name="style10">&gt;</text:span><text:span text:style-name="style11">eps </text:span><text:span text:style-name="style10">)<text:s text:c="6"/></text:span><text:span text:style-name="style2">// поправки по вертикали для центра силы</text:span></text:h>
      <text:h text:style-name="Default">127<text:s text:c="2"/><text:s text:c="8"/><text:span text:style-name="style10">{ </text:span><text:span text:style-name="style5">Vector </text:span><text:span text:style-name="style11">C</text:span><text:span text:style-name="style10">=</text:span><text:span text:style-name="style11">Zenit</text:span><text:span text:style-name="style10">*( </text:span><text:span text:style-name="style11">Sz</text:span><text:span text:style-name="style10">/</text:span><text:span text:style-name="style11">W </text:span><text:span text:style-name="style10">);<text:s text:c="2"/></text:span><text:span text:style-name="style2">// длина к синусу угла вертикали с нормалью</text:span></text:h>
      <text:h text:style-name="Default">128<text:s text:c="2"/><text:s text:c="10"/><text:span text:style-name="style5">if</text:span><text:span text:style-name="style10">( </text:span><text:span text:style-name="style11">norm</text:span><text:span text:style-name="style10">( </text:span><text:span text:style-name="style11">C </text:span><text:span text:style-name="style10">)&gt;</text:span><text:span text:style-name="style11">eps </text:span><text:span text:style-name="style10">)<text:s text:c="7"/></text:span><text:span text:style-name="style2">// и если треугольник не горизонтален</text:span></text:h>
      <text:h text:style-name="Default">129<text:s text:c="2"/><text:s text:c="10"/><text:span text:style-name="style10">{ </text:span><text:span text:style-name="style5">Real </text:span><text:span text:style-name="style11">az</text:span><text:span text:style-name="style10">=</text:span><text:span text:style-name="style11">a</text:span><text:span text:style-name="style10">.</text:span><text:span text:style-name="style11">Z</text:span><text:span text:style-name="style10">-</text:span><text:span text:style-name="style11">a</text:span><text:span text:style-name="style10">.</text:span><text:span text:style-name="style11">w</text:span><text:span text:style-name="style10">, </text:span><text:span text:style-name="style11">bz</text:span><text:span text:style-name="style10">=</text:span><text:span text:style-name="style11">b</text:span><text:span text:style-name="style10">.</text:span><text:span text:style-name="style11">Z</text:span><text:span text:style-name="style10">-</text:span><text:span text:style-name="style11">b</text:span><text:span text:style-name="style10">.</text:span><text:span text:style-name="style11">w</text:span><text:span text:style-name="style10">, </text:span><text:span text:style-name="style11">cz</text:span><text:span text:style-name="style10">=</text:span><text:span text:style-name="style11">c</text:span><text:span text:style-name="style10">.</text:span><text:span text:style-name="style11">Z</text:span><text:span text:style-name="style10">-</text:span><text:span text:style-name="style11">c</text:span><text:span text:style-name="style10">.</text:span><text:span text:style-name="style11">w</text:span><text:span text:style-name="style10">,<text:s text:c="2"/></text:span><text:span text:style-name="style2">// погружение вершин в МБ</text:span></text:h>
      <text:h text:style-name="Default">130<text:s text:c="2"/><text:s text:c="12"/><text:span text:style-name="style11">d </text:span><text:span text:style-name="style10">=( </text:span><text:span text:style-name="style11">az</text:span><text:span text:style-name="style10">*(</text:span><text:span text:style-name="style11">az</text:span><text:span text:style-name="style10">-</text:span><text:span text:style-name="style11">bz</text:span><text:span text:style-name="style10">-</text:span><text:span text:style-name="style11">cz</text:span><text:span text:style-name="style10">)/</text:span><text:span text:style-name="style4">2 </text:span><text:span text:style-name="style10">+ (</text:span><text:span text:style-name="style11">bz</text:span><text:span text:style-name="style10">*</text:span><text:span text:style-name="style11">bz</text:span><text:span text:style-name="style10">+</text:span><text:span text:style-name="style11">bz</text:span><text:span text:style-name="style10">*</text:span><text:span text:style-name="style11">cz</text:span><text:span text:style-name="style10">+</text:span><text:span text:style-name="style11">cz</text:span><text:span text:style-name="style10">*</text:span><text:span text:style-name="style11">cz</text:span><text:span text:style-name="style10">)/</text:span><text:span text:style-name="style4">6 </text:span><text:span text:style-name="style10">- </text:span><text:span text:style-name="style11">sqr</text:span><text:span text:style-name="style10">( </text:span><text:span text:style-name="style11">az</text:span><text:span text:style-name="style10">-</text:span><text:span text:style-name="style11">Hz </text:span><text:span text:style-name="style10">) )/</text:span><text:span text:style-name="style11">Hz</text:span><text:span text:style-name="style10">;</text:span></text:h>
      <text:h text:style-name="Default">131<text:s text:c="2"/><text:s text:c="12"/><text:span text:style-name="style11">C </text:span><text:span text:style-name="style10">=( </text:span><text:span text:style-name="style11">dir</text:span><text:span text:style-name="style10">( </text:span><text:span text:style-name="style11">C</text:span><text:span text:style-name="style10">*</text:span><text:span text:style-name="style11">Sz </text:span><text:span text:style-name="style10">) )*(</text:span><text:span text:style-name="style11">d</text:span><text:span text:style-name="style10">/</text:span><text:span text:style-name="style11">abs</text:span><text:span text:style-name="style10">( </text:span><text:span text:style-name="style11">C </text:span><text:span text:style-name="style10">)); </text:span><text:span text:style-name="style2">// к центру действия силы давления</text:span></text:h>
      <text:h text:style-name="Default">132<text:s text:c="2"/><text:s text:c="12"/><text:span text:style-name="style11">Cz</text:span><text:span text:style-name="style10">= </text:span><text:span text:style-name="style11">in</text:span><text:span text:style-name="style10">( </text:span><text:span text:style-name="style11">R</text:span><text:span text:style-name="style10">-</text:span><text:span text:style-name="style11">C </text:span><text:span text:style-name="style10">);<text:s text:c="18"/></text:span><text:span text:style-name="style2">// возврат в корабельные координаты</text:span></text:h>
      <text:h text:style-name="Default">133<text:s text:c="2"/><text:s text:c="8"/><text:span text:style-name="style10">} }<text:s text:c="9"/></text:span><text:span text:style-name="style2">// гидростатика всегда есть в интегралах по судовым обводам</text:span></text:h>
      <text:h text:style-name="Default">134<text:s text:c="2"/><text:s text:c="8"/><text:span text:style-name="style11">vS </text:span><text:span text:style-name="style10">+= </text:span><text:span text:style-name="style11">Hz</text:span><text:span text:style-name="style10">*</text:span><text:span text:style-name="style11">S</text:span><text:span text:style-name="style10">;<text:s text:c="2"/></text:span><text:span text:style-name="style2">// накопительный вектор сил давления треугольников [Н/ρ]КБ</text:span></text:h>
      <text:h text:style-name="Default">135<text:s text:c="2"/><text:s text:c="8"/><text:span text:style-name="style11">vR </text:span><text:span text:style-name="style10">+= </text:span><text:span text:style-name="style11">Hz</text:span><text:span text:style-name="style10">*( (</text:span><text:span text:style-name="style11">Cz</text:span><text:span text:style-name="style10">-</text:span><text:span text:style-name="style11">Gravity</text:span><text:span text:style-name="style10">)*</text:span><text:span text:style-name="style11">S </text:span><text:span text:style-name="style10">);<text:s text:c="3"/></text:span><text:span text:style-name="style2">//+ пара сил от центра тяжести [Н·м/ρ]KБ</text:span></text:h>
      <text:h text:style-name="Default">136<text:s text:c="2"/><text:s text:c="8"/><text:span text:style-name="style2">//</text:span></text:h>
      <text:h text:style-name="Default">137<text:s text:c="2"/><text:s text:c="8"/><text:span text:style-name="style2">//<text:s text:c="3"/>Здесь гидростатика дополняется компонентами скоростных потоков для</text:span></text:h>
      <text:h text:style-name="Default">138<text:s text:c="2"/><text:s text:c="8"/><text:span text:style-name="style2">//<text:s text:c="9"/>для взаимовлияния хода, качки и всех штормовых воздействий</text:span></text:h>
      <text:h text:style-name="Default">139<text:s text:c="2"/><text:s text:c="8"/><text:span text:style-name="style2">//</text:span></text:h>
      <text:h text:style-name="Default">140<text:s text:c="2"/><text:s text:c="8"/><text:span text:style-name="style5">if</text:span><text:span text:style-name="style10">( </text:span><text:span text:style-name="style11">Storm</text:span><text:span text:style-name="style10">-&gt;</text:span><text:span text:style-name="style11">Kt </text:span><text:span text:style-name="style10">)</text:span></text:h>
      <text:h text:style-name="Default">141<text:s text:c="2"/><text:s text:c="8"/><text:span text:style-name="style5">if</text:span><text:span text:style-name="style10">( </text:span><text:span text:style-name="style11">Statum</text:span><text:span text:style-name="style10">&gt;</text:span><text:span text:style-name="style4">2 </text:span><text:span text:style-name="style10">){<text:s text:c="4"/></text:span><text:span text:style-name="style2">// ходовый - встречный набегающий поток воды</text:span></text:h>
      <text:h text:style-name="Default">142<text:s text:c="2"/><text:s text:c="9"/><text:span text:style-name="style5">Vector </text:span><text:span text:style-name="style11">v </text:span><text:span text:style-name="style10">= </text:span><text:span text:style-name="style11">Vship<text:s text:c="2"/></text:span><text:span text:style-name="style2">// *(1+Breadth/Length/2) - для шара получится 1,5 КБ</text:span></text:h>
      <text:h text:style-name="Default">143<text:s text:c="2"/><text:s text:c="15"/><text:span text:style-name="style10">+ </text:span><text:span text:style-name="style11">Wship</text:span><text:span text:style-name="style10">*( </text:span><text:span text:style-name="style11">L</text:span><text:span text:style-name="style10">-</text:span><text:span text:style-name="style11">vD </text:span><text:span text:style-name="style10">);<text:s text:c="6"/></text:span><text:span text:style-name="style2">// скорость треугольника, правило знаков?</text:span></text:h>
      <text:h text:style-name="Default">144<text:s text:c="2"/><text:s text:c="10"/><text:span text:style-name="style5">if</text:span><text:span text:style-name="style10">( </text:span><text:span text:style-name="style11">Statum</text:span><text:span text:style-name="style10">&gt;</text:span><text:span text:style-name="style4">3 </text:span><text:span text:style-name="style10">&amp;&amp; </text:span><text:span text:style-name="style11">Storm</text:span><text:span text:style-name="style10">-&gt;</text:span><text:span text:style-name="style11">Exp</text:span><text:span text:style-name="style10">.</text:span><text:span text:style-name="style11">wave </text:span><text:span text:style-name="style10">) </text:span><text:span text:style-name="style2">// подводные волновые воздействия</text:span></text:h>
      <text:h text:style-name="Default">145<text:s text:c="2"/><text:s text:c="10"/><text:span text:style-name="style10">{ </text:span><text:span text:style-name="style5">Vector </text:span><text:span text:style-name="style11">Q</text:span><text:span text:style-name="style10">;<text:s text:c="3"/></text:span><text:span text:style-name="style2">// выборка скорости течения под волной по координатам R</text:span></text:h>
      <text:h text:style-name="Default">146<text:s text:c="2"/><text:s text:c="12"/><text:span text:style-name="style11">Storm</text:span><text:span text:style-name="style10">-&gt;</text:span><text:span text:style-name="style11">WaveV</text:span><text:span text:style-name="style10">( </text:span><text:span text:style-name="style11">Storm</text:span><text:span text:style-name="style10">-&gt;</text:span><text:span text:style-name="style11">Trun</text:span><text:span text:style-name="style10">,*(</text:span><text:span text:style-name="style5">Vector</text:span><text:span text:style-name="style10">*)(&amp;</text:span><text:span text:style-name="style11">R</text:span><text:span text:style-name="style10">),</text:span><text:span text:style-name="style11">Q </text:span><text:span text:style-name="style10">);</text:span><text:span text:style-name="style2">// смещение и скорость</text:span></text:h>
      <text:h text:style-name="Default">147<text:s text:c="2"/><text:s text:c="12"/><text:span text:style-name="style11">v </text:span><text:span text:style-name="style10">-= </text:span><text:span text:style-name="style11">Q</text:span><text:span text:style-name="style10">/</text:span><text:span text:style-name="style11">Tensor</text:span><text:span text:style-name="style10">(*</text:span><text:span text:style-name="style5">this</text:span><text:span text:style-name="style10">);<text:s text:c="22"/></text:span><text:span text:style-name="style2">// частицы жидкости в КБ</text:span></text:h>
      <text:h text:style-name="Default">148<text:s text:c="2"/><text:s text:c="10"/><text:span text:style-name="style10">}</text:span></text:h>
      <text:h text:style-name="Default">149<text:s text:c="2"/><text:s text:c="9"/><text:span text:style-name="style5">Vector </text:span><text:span text:style-name="style11">s</text:span><text:span text:style-name="style10">=</text:span><text:span text:style-name="style11">S</text:span><text:span text:style-name="style10">/</text:span><text:span text:style-name="style11">W</text:span><text:span text:style-name="style10">;<text:s text:c="6"/></text:span><text:span text:style-name="style2">// ориентация нормали треугольника в корабельной СК</text:span></text:h>
      <text:h text:style-name="Default">150<text:s text:c="2"/><text:s text:c="9"/><text:span text:style-name="style5">Real<text:s text:c="2"/></text:span><text:span text:style-name="style11">nv</text:span><text:span text:style-name="style10">=</text:span><text:span text:style-name="style11">s</text:span><text:span text:style-name="style10">%</text:span><text:span text:style-name="style11">v</text:span><text:span text:style-name="style10">;<text:s text:c="6"/></text:span><text:span text:style-name="style2">// нормальная компонента для отражаемого течения</text:span></text:h>
      <text:h text:style-name="Default">151<text:s text:c="2"/><text:s text:c="10"/><text:span text:style-name="style5">if</text:span><text:span text:style-name="style10">( </text:span><text:span text:style-name="style11">nv</text:span><text:span text:style-name="style10">&lt;</text:span><text:span text:style-name="style4">0 </text:span><text:span text:style-name="style10">)<text:s text:c="8"/></text:span><text:span text:style-name="style2">// на воде отрицательное давление реализуется плохо</text:span></text:h>
      <text:h text:style-name="Default">152<text:s text:c="2"/><text:s text:c="10"/><text:span text:style-name="style5">if</text:span><text:span text:style-name="style10">( </text:span><text:span text:style-name="style11">Kv</text:span><text:span text:style-name="style10">&lt;</text:span><text:span text:style-name="style4">1.0 </text:span><text:span text:style-name="style10">)</text:span><text:span text:style-name="style11">nv</text:span><text:span text:style-name="style10">*=( </text:span><text:span text:style-name="style4">1</text:span><text:span text:style-name="style10">+(</text:span><text:span text:style-name="style4">1</text:span><text:span text:style-name="style10">-</text:span><text:span text:style-name="style11">Kv</text:span><text:span text:style-name="style10">)*(</text:span><text:span text:style-name="style11">s</text:span><text:span text:style-name="style10">%</text:span><text:span text:style-name="style11">dir</text:span><text:span text:style-name="style10">(</text:span><text:span text:style-name="style11">v</text:span><text:span text:style-name="style10">)) ); </text:span><text:span text:style-name="style2">// сброс парадокса Даламбера</text:span></text:h>
      <text:h text:style-name="Default">153<text:s text:c="2"/><text:s text:c="10"/><text:span text:style-name="style11">Hz</text:span><text:span text:style-name="style10">=</text:span><text:span text:style-name="style4">.5</text:span><text:span text:style-name="style10">*( </text:span><text:span text:style-name="style11">norm</text:span><text:span text:style-name="style10">( </text:span><text:span text:style-name="style11">s</text:span><text:span text:style-name="style10">*</text:span><text:span text:style-name="style11">v </text:span><text:span text:style-name="style10">) </text:span><text:span text:style-name="style2">// касательная компонента набегающего потока воды</text:span></text:h>
      <text:h text:style-name="Default">154<text:s text:c="2"/><text:s text:c="16"/><text:span text:style-name="style10">- </text:span><text:span text:style-name="style11">norm</text:span><text:span text:style-name="style10">( </text:span><text:span text:style-name="style11">v </text:span><text:span text:style-name="style10">)<text:s text:c="3"/></text:span><text:span text:style-name="style2">// интегральная скорость потока для всего корпуса</text:span></text:h>
      <text:h text:style-name="Default">155<text:s text:c="2"/><text:s text:c="12"/><text:span text:style-name="style10">- </text:span><text:span text:style-name="style11">copysign</text:span><text:span text:style-name="style10">( </text:span><text:span text:style-name="style11">nv</text:span><text:span text:style-name="style10">*</text:span><text:span text:style-name="style11">nv</text:span><text:span text:style-name="style10">,</text:span><text:span text:style-name="style11">nv </text:span><text:span text:style-name="style10">) )/</text:span><text:span text:style-name="style11">_g</text:span><text:span text:style-name="style10">;<text:s text:c="2"/></text:span><text:span text:style-name="style2">// и составляющая к непротеканию в КБ</text:span></text:h>
      <text:h text:style-name="Default">156<text:s text:c="2"/><text:s text:c="10"/><text:span text:style-name="style11">vS </text:span><text:span text:style-name="style10">+= </text:span><text:span text:style-name="style11">Hz</text:span><text:span text:style-name="style10">*</text:span><text:span text:style-name="style11">S</text:span><text:span text:style-name="style10">;<text:s text:c="3"/></text:span><text:span text:style-name="style2">// накопительный вектор сил давления треугольников в КБ</text:span></text:h>
      <text:h text:style-name="Default">157<text:s text:c="2"/><text:s text:c="10"/><text:span text:style-name="style11">vR </text:span><text:span text:style-name="style10">+= </text:span><text:span text:style-name="style11">Hz</text:span><text:span text:style-name="style10">*( ( </text:span><text:span text:style-name="style11">L</text:span><text:span text:style-name="style10">-</text:span><text:span text:style-name="style11">vD </text:span><text:span text:style-name="style10">)*</text:span><text:span text:style-name="style11">S </text:span><text:span text:style-name="style10">);<text:s text:c="15"/></text:span><text:span text:style-name="style2">//++ моменты от центра тяжести</text:span></text:h>
      <text:h text:style-name="Default">158<text:s text:c="2"/><text:s text:c="8"/><text:span text:style-name="style10">}</text:span></text:h>
      <text:h text:style-name="Default">159<text:s text:c="2"/><text:s text:c="6"/><text:span text:style-name="style10">}</text:span></text:h>
      <text:h text:style-name="Default">160<text:s text:c="2"/><text:s text:c="4"/><text:span text:style-name="style10">} </text:span><text:span text:style-name="style5">else<text:s text:c="8"/></text:span><text:span text:style-name="style15">//!<text:s text:c="2"/>теперь всё это относится к уровню действующей ватерлинии</text:span></text:h>
      <text:h text:style-name="Default">161<text:s text:c="2"/><text:s text:c="4"/><text:span text:style-name="style10">{ </text:span><text:span text:style-name="style5">Real<text:s text:c="8"/></text:span><text:span text:style-name="style2">// -- первые две вершины по одному борту, третья - по другому</text:span></text:h>
      <text:h text:style-name="Default">162<text:s text:c="2"/><text:s text:c="6"/><text:span text:style-name="style11">s</text:span><text:span text:style-name="style10">=</text:span><text:span text:style-name="style11">Sz</text:span><text:span text:style-name="style10">%</text:span><text:span text:style-name="style11">Zenit</text:span><text:span text:style-name="style10">; </text:span><text:span text:style-name="style2">// площадь элемента ватерлинии в горизонтальном проецировании</text:span></text:h>
      <text:h text:style-name="Default">163<text:s text:c="2"/><text:s text:c="6"/><text:span text:style-name="style11">iF </text:span><text:span text:style-name="style10">+= </text:span><text:span text:style-name="style11">s</text:span><text:span text:style-name="style10">;<text:s text:c="4"/></text:span><text:span text:style-name="style2">// площадь действующей ватерлинии инвариантна в любом базисе</text:span></text:h>
      <text:h text:style-name="Default">164<text:s text:c="2"/><text:s text:c="6"/><text:span text:style-name="style11">vF </text:span><text:span text:style-name="style10">+= </text:span><text:span text:style-name="style11">L</text:span><text:span text:style-name="style10">*</text:span><text:span text:style-name="style11">s</text:span><text:span text:style-name="style10">;<text:s text:c="2"/></text:span><text:span text:style-name="style2">// момент для вычисления центра площади ватерлинии{x4/3} в КБ</text:span></text:h>
      <text:h text:style-name="Default">165<text:s text:c="2"/><text:s text:c="6"/><text:span text:style-name="style11">vW </text:span><text:span text:style-name="style10">+= </text:span><text:span text:style-name="style11">Sz</text:span><text:span text:style-name="style10">;<text:s text:c="3"/></text:span><text:span text:style-name="style2">// ещё один векторный элемент интегральной площади ватерлинии</text:span></text:h>
      <text:h text:style-name="Default">166<text:s text:c="2"/><text:s text:c="6"/><text:span text:style-name="style2">//<text:s text:c="4"/>обоснованность задействования перепадов давления на противоположных</text:span></text:h>
      <text:h text:style-name="Default">167<text:s text:c="2"/><text:s text:c="6"/><text:span text:style-name="style2">//<text:s text:c="3"/>бортах не сильно велика, но по эффекту не особо действенна и пагубна</text:span></text:h>
      <text:h text:style-name="Default">168<text:s text:c="2"/><text:s text:c="6"/><text:span text:style-name="style5">if</text:span><text:span text:style-name="style10">( </text:span><text:span text:style-name="style11">Statum</text:span><text:span text:style-name="style10">==</text:span><text:span text:style-name="style4">1 </text:span><text:span text:style-name="style10">) </text:span><text:span text:style-name="style15">//! силы и моменты по уровням на треугольниках ватерлинии</text:span></text:h>
      <text:h text:style-name="Default">169<text:s text:c="2"/><text:s text:c="6"/><text:span text:style-name="style10">{ </text:span><text:span text:style-name="style5">Vector </text:span><text:span text:style-name="style11">F</text:span><text:span text:style-name="style10">; </text:span><text:span text:style-name="style2">// элемент силы в глобальной морской системе координат - в МБ</text:span></text:h>
      <text:h text:style-name="Default">170<text:s text:c="2"/><text:s text:c="8"/><text:span text:style-name="style11">F </text:span><text:span text:style-name="style10">= </text:span><text:span text:style-name="style4">0.5</text:span><text:span text:style-name="style10">*( </text:span><text:span text:style-name="style4">0.5</text:span><text:span text:style-name="style10">*( </text:span><text:span text:style-name="style11">a</text:span><text:span text:style-name="style10">.</text:span><text:span text:style-name="style11">w</text:span><text:span text:style-name="style10">+</text:span><text:span text:style-name="style11">b</text:span><text:span text:style-name="style10">.</text:span><text:span text:style-name="style11">w </text:span><text:span text:style-name="style10">)-</text:span><text:span text:style-name="style11">c</text:span><text:span text:style-name="style10">.</text:span><text:span text:style-name="style11">w </text:span><text:span text:style-name="style10">)*</text:span><text:span text:style-name="style11">Sz</text:span><text:span text:style-name="style10">/</text:span><text:span text:style-name="style11">W</text:span><text:span text:style-name="style10">;<text:s text:c="14"/></text:span><text:span text:style-name="style2">// правило знаков !!</text:span></text:h>
      <text:h text:style-name="Default">171<text:s text:c="2"/><text:s text:c="8"/><text:span text:style-name="style11">F</text:span><text:span text:style-name="style10">.</text:span><text:span text:style-name="style11">z</text:span><text:span text:style-name="style10">=</text:span><text:span text:style-name="style4">0.0</text:span><text:span text:style-name="style10">;<text:s text:c="11"/></text:span><text:span text:style-name="style2">//-- или горизонтальный компонент дрейфовых сил в MB</text:span></text:h>
      <text:h text:style-name="Default">172<text:s text:c="2"/><text:s text:c="8"/><text:span text:style-name="style11">F</text:span><text:span text:style-name="style10">=</text:span><text:span text:style-name="style11">F</text:span><text:span text:style-name="style10">/</text:span><text:span text:style-name="style11">Tensor</text:span><text:span text:style-name="style10">(*</text:span><text:span text:style-name="style5">this</text:span><text:span text:style-name="style10">); </text:span><text:span text:style-name="style2">// g -- величина силы-ускорения вместе с реакцией КБ</text:span></text:h>
      <text:h text:style-name="Default">173<text:s text:c="2"/><text:s text:c="8"/><text:span text:style-name="style11">vS</text:span><text:span text:style-name="style10">+=</text:span><text:span text:style-name="style11">F</text:span><text:span text:style-name="style10">;<text:s text:c="13"/></text:span><text:span text:style-name="style2">// величина горизонтальной сдвиговой силы в КБ [Н/ρ]</text:span></text:h>
      <text:h text:style-name="Default">174<text:s text:c="2"/><text:s text:c="8"/><text:span text:style-name="style11">vR</text:span><text:span text:style-name="style10">+=( </text:span><text:span text:style-name="style11">L</text:span><text:span text:style-name="style10">-</text:span><text:span text:style-name="style11">vD </text:span><text:span text:style-name="style10">)*</text:span><text:span text:style-name="style11">F</text:span><text:span text:style-name="style10">;<text:s text:c="3"/></text:span><text:span text:style-name="style2">// разворачивающий момент дрейфа на склоне волн [Н·м]</text:span></text:h>
      <text:h text:style-name="Default">175<text:s text:c="2"/><text:s text:c="6"/><text:span text:style-name="style10">}</text:span></text:h>
      <text:h text:style-name="Default">176<text:s text:c="2"/><text:span text:style-name="style9">#if 0</text:span></text:h>
      <text:h text:style-name="Default">177<text:s text:c="2"/><text:s text:c="5"/><text:span text:style-name="style69">Real </text:span><text:span text:style-name="style75">ar</text:span><text:span text:style-name="style74">=</text:span><text:span text:style-name="style75">hypot</text:span><text:span text:style-name="style74">( </text:span><text:span text:style-name="style75">a</text:span><text:span text:style-name="style74">.</text:span><text:span text:style-name="style75">y</text:span><text:span text:style-name="style74">,</text:span><text:span text:style-name="style75">a</text:span><text:span text:style-name="style74">.</text:span><text:span text:style-name="style75">z </text:span><text:span text:style-name="style74">),<text:s text:c="12"/></text:span><text:span text:style-name="style66">// + простая дистанция от оси абсцисс</text:span></text:h>
      <text:h text:style-name="Default">178<text:s text:c="2"/><text:s text:c="10"/><text:span text:style-name="style75">br</text:span><text:span text:style-name="style74">=</text:span><text:span text:style-name="style75">hypot</text:span><text:span text:style-name="style74">( </text:span><text:span text:style-name="style75">b</text:span><text:span text:style-name="style74">.</text:span><text:span text:style-name="style75">y</text:span><text:span text:style-name="style74">,</text:span><text:span text:style-name="style75">b</text:span><text:span text:style-name="style74">.</text:span><text:span text:style-name="style75">z </text:span><text:span text:style-name="style74">);<text:s text:c="12"/></text:span><text:span text:style-name="style66">// момента инерции площади ватерлинии</text:span></text:h>
      <text:h text:style-name="Default">179<text:s text:c="2"/><text:s text:c="6"/><text:span text:style-name="style75">W </text:span><text:span text:style-name="style74">= </text:span><text:span text:style-name="style75">fabs</text:span><text:span text:style-name="style74">( </text:span><text:span text:style-name="style75">a</text:span><text:span text:style-name="style74">.</text:span><text:span text:style-name="style75">x</text:span><text:span text:style-name="style74">*</text:span><text:span text:style-name="style75">br</text:span><text:span text:style-name="style74">-</text:span><text:span text:style-name="style75">b</text:span><text:span text:style-name="style74">.</text:span><text:span text:style-name="style75">x</text:span><text:span text:style-name="style74">*</text:span><text:span text:style-name="style75">ar </text:span><text:span text:style-name="style74">)/</text:span><text:span text:style-name="style68">12.0</text:span><text:span text:style-name="style74">;<text:s text:c="5"/></text:span><text:span text:style-name="style66">// иная площадь элементарной площадки</text:span></text:h>
      <text:h text:style-name="Default">180<text:s text:c="2"/><text:s text:c="6"/><text:span text:style-name="style75">mW</text:span><text:span text:style-name="style74">.</text:span><text:span text:style-name="style75">x</text:span><text:span text:style-name="style74">.</text:span><text:span text:style-name="style75">y</text:span><text:span text:style-name="style74">=<text:s text:c="29"/></text:span><text:span text:style-name="style66">// моменты инерции площади ватерлинии</text:span></text:h>
      <text:h text:style-name="Default">181<text:s text:c="2"/><text:s text:c="6"/><text:span text:style-name="style75">mW</text:span><text:span text:style-name="style74">.</text:span><text:span text:style-name="style75">y</text:span><text:span text:style-name="style74">.</text:span><text:span text:style-name="style75">x</text:span><text:span text:style-name="style74">+=( </text:span><text:span text:style-name="style75">a</text:span><text:span text:style-name="style74">.</text:span><text:span text:style-name="style75">x</text:span><text:span text:style-name="style74">*</text:span><text:span text:style-name="style75">br</text:span><text:span text:style-name="style74">/</text:span><text:span text:style-name="style68">2 </text:span><text:span text:style-name="style74">+ </text:span><text:span text:style-name="style75">a</text:span><text:span text:style-name="style74">.</text:span><text:span text:style-name="style75">x</text:span><text:span text:style-name="style74">*</text:span><text:span text:style-name="style75">ar </text:span><text:span text:style-name="style74">+ </text:span><text:span text:style-name="style75">b</text:span><text:span text:style-name="style74">.</text:span><text:span text:style-name="style75">x</text:span><text:span text:style-name="style74">*</text:span><text:span text:style-name="style75">br </text:span><text:span text:style-name="style74">+ </text:span><text:span text:style-name="style75">b</text:span><text:span text:style-name="style74">.</text:span><text:span text:style-name="style75">x</text:span><text:span text:style-name="style74">*</text:span><text:span text:style-name="style75">ar</text:span><text:span text:style-name="style74">/</text:span><text:span text:style-name="style68">2 </text:span><text:span text:style-name="style74">)*</text:span><text:span text:style-name="style75">W</text:span><text:span text:style-name="style74">;<text:s text:c="5"/></text:span><text:span text:style-name="style66">// упорядоченные</text:span></text:h>
      <text:h text:style-name="Default">182<text:s text:c="2"/><text:s text:c="6"/><text:span text:style-name="style75">mW</text:span><text:span text:style-name="style74">.</text:span><text:span text:style-name="style75">x</text:span><text:span text:style-name="style74">.</text:span><text:span text:style-name="style75">x</text:span><text:span text:style-name="style74">+=(<text:s text:c="2"/></text:span><text:span text:style-name="style75">ar</text:span><text:span text:style-name="style74">*</text:span><text:span text:style-name="style75">ar<text:s text:c="2"/></text:span><text:span text:style-name="style74">+<text:s text:c="2"/></text:span><text:span text:style-name="style75">ar</text:span><text:span text:style-name="style74">*</text:span><text:span text:style-name="style75">br<text:s text:c="2"/></text:span><text:span text:style-name="style74">+<text:s text:c="2"/></text:span><text:span text:style-name="style75">br</text:span><text:span text:style-name="style74">*</text:span><text:span text:style-name="style75">br<text:s text:c="2"/></text:span><text:span text:style-name="style74">)*</text:span><text:span text:style-name="style75">W</text:span><text:span text:style-name="style74">;<text:s text:c="15"/></text:span><text:span text:style-name="style66">// фрагменты</text:span></text:h>
      <text:h text:style-name="Default">183<text:s text:c="2"/><text:s text:c="6"/><text:span text:style-name="style75">mW</text:span><text:span text:style-name="style74">.</text:span><text:span text:style-name="style75">y</text:span><text:span text:style-name="style74">.</text:span><text:span text:style-name="style75">y</text:span><text:span text:style-name="style74">+=( </text:span><text:span text:style-name="style75">a</text:span><text:span text:style-name="style74">.</text:span><text:span text:style-name="style75">x</text:span><text:span text:style-name="style74">*</text:span><text:span text:style-name="style75">a</text:span><text:span text:style-name="style74">.</text:span><text:span text:style-name="style75">x </text:span><text:span text:style-name="style74">+ </text:span><text:span text:style-name="style75">a</text:span><text:span text:style-name="style74">.</text:span><text:span text:style-name="style75">x</text:span><text:span text:style-name="style74">*</text:span><text:span text:style-name="style75">b</text:span><text:span text:style-name="style74">.</text:span><text:span text:style-name="style75">x </text:span><text:span text:style-name="style74">+ </text:span><text:span text:style-name="style75">b</text:span><text:span text:style-name="style74">.</text:span><text:span text:style-name="style75">x</text:span><text:span text:style-name="style74">*</text:span><text:span text:style-name="style75">b</text:span><text:span text:style-name="style74">.</text:span><text:span text:style-name="style75">x </text:span><text:span text:style-name="style74">)*</text:span><text:span text:style-name="style75">W</text:span><text:span text:style-name="style74">;<text:s text:c="15"/></text:span><text:span text:style-name="style66">// ватерлинии</text:span></text:h>
      <text:h text:style-name="Default">184<text:s text:c="2"/><text:span text:style-name="style9">#else</text:span></text:h>
      <text:h text:style-name="Default">185<text:s text:c="2"/><text:s text:c="6"/><text:span text:style-name="style11">s </text:span><text:span text:style-name="style10">/= </text:span><text:span text:style-name="style4">6.0</text:span><text:span text:style-name="style10">; </text:span><text:span text:style-name="style2">// W/6.0;<text:s text:c="17"/>// иная площадь элементарной площадки</text:span></text:h>
      <text:h text:style-name="Default">186<text:s text:c="2"/><text:s text:c="6"/><text:span text:style-name="style11">mW</text:span><text:span text:style-name="style10">.</text:span><text:span text:style-name="style11">x</text:span><text:span text:style-name="style10">.</text:span><text:span text:style-name="style11">y</text:span><text:span text:style-name="style10">=<text:s text:c="29"/></text:span><text:span text:style-name="style2">// моменты инерции площади ватерлинии</text:span></text:h>
      <text:h text:style-name="Default">187<text:s text:c="2"/><text:s text:c="6"/><text:span text:style-name="style11">mW</text:span><text:span text:style-name="style10">.</text:span><text:span text:style-name="style11">y</text:span><text:span text:style-name="style10">.</text:span><text:span text:style-name="style11">x</text:span><text:span text:style-name="style10">+=</text:span><text:span text:style-name="style11">s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</text:span><text:span text:style-name="style10">/</text:span><text:span text:style-name="style4">2 </text:span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y </text:span><text:span text:style-name="style10">+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 </text:span><text:span text:style-name="style10">+ </text:span><text:span text:style-name="style11">b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y</text:span><text:span text:style-name="style10">/</text:span><text:span text:style-name="style4">2 </text:span><text:span text:style-name="style10">); </text:span><text:span text:style-name="style2">// упорядоченные</text:span></text:h>
      <text:h text:style-name="Default">188<text:s text:c="2"/><text:s text:c="6"/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+=</text:span><text:span text:style-name="style11">s</text:span><text:span text:style-name="style10">*(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 </text:span><text:span text:style-name="style10">+ 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 </text:span><text:span text:style-name="style10">);<text:s text:c="15"/></text:span><text:span text:style-name="style2">// фрагменты</text:span></text:h>
      <text:h text:style-name="Default">189<text:s text:c="2"/><text:s text:c="6"/><text:span text:style-name="style11">mW</text:span><text:span text:style-name="style10">.</text:span><text:span text:style-name="style11">y</text:span><text:span text:style-name="style10">.</text:span><text:span text:style-name="style11">y</text:span><text:span text:style-name="style10">+=</text:span><text:span text:style-name="style11">s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 </text:span><text:span text:style-name="style10">+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 </text:span><text:span text:style-name="style10">);<text:s text:c="15"/></text:span><text:span text:style-name="style2">// ватерлинии</text:span></text:h>
      <text:h text:style-name="Default">190<text:s text:c="2"/><text:span text:style-name="style9">#endif</text:span></text:h>
      <text:h text:style-name="Default">191<text:s text:c="2"/><text:s text:c="2"/><text:span text:style-name="style10">} }</text:span></text:h>
      <text:h text:style-name="Default">192<text:s text:c="2"/><text:span text:style-name="style10">}</text:span></text:h>
      <text:h text:style-name="Default">193<text:s text:c="2"/><text:span text:style-name="style15">//!<text:s text:c="2"/>рассматривается динамика корпуса корабля с переменным водоизмещением и</text:span></text:h>
      <text:h text:style-name="Default">194<text:s text:c="2"/><text:span text:style-name="style15">//!<text:s text:c="2"/>деформируемыми моментами инерции в условиях интенсивного морского волнения</text:span></text:h>
      <text:h text:style-name="Default">195<text:s text:c="2"/><text:span text:style-name="style2">//</text:span></text:h>
      <text:h text:style-name="Default">196<text:s text:c="2"/><text:span text:style-name="style5">void<text:s text:c="11"/></text:span><text:span text:style-name="style2">// метацентрическая высота hX определяется в исходных данных [м]</text:span></text:h>
      <text:h text:style-name="Default">197<text:s text:c="2"/><text:span text:style-name="style11">Hull</text:span><text:span text:style-name="style10">::</text:span><text:span text:style-name="style11">ThreeFixed</text:span><text:span text:style-name="style10">() </text:span><text:span text:style-name="style2">// постобработка всех треугольников, фиксация первой статики</text:span></text:h>
      <text:h text:style-name="Default">198<text:s text:c="2"/><text:span text:style-name="style10">{ </text:span><text:span text:style-name="style2">//</text:span></text:h>
      <text:h text:style-name="Default">199<text:s text:c="2"/><text:s text:c="2"/><text:span text:style-name="style2">//<text:s text:c="2"/>корпус может погрузиться iF==0 или выскочить из воды iV==0</text:span></text:h>
      <text:h text:style-name="Default">200<text:s text:c="2"/><text:s text:c="2"/><text:span text:style-name="style2">//<text:s text:c="13"/>метацентрические расчеты опасны делениями на площади и объёмы</text:span></text:h>
      <text:h text:style-name="Default">201<text:s text:c="2"/><text:s text:c="2"/><text:span text:style-name="style5">if</text:span><text:span text:style-name="style10">( </text:span><text:span text:style-name="style11">iVz</text:span><text:span text:style-name="style10">&lt;</text:span><text:span text:style-name="style11">iV </text:span><text:span text:style-name="style10">)</text:span><text:span text:style-name="style11">iVz</text:span><text:span text:style-name="style10">=</text:span><text:span text:style-name="style11">iV</text:span><text:span text:style-name="style10">;<text:s text:c="2"/></text:span><text:span text:style-name="style2">// фиксируется величина водоизмещения полного погружения</text:span></text:h>
      <text:h text:style-name="Default">202<text:s text:c="2"/><text:s text:c="2"/><text:span text:style-name="style5">if</text:span><text:span text:style-name="style10">( </text:span><text:span text:style-name="style11">iF</text:span><text:span text:style-name="style10">&lt;</text:span><text:span text:style-name="style11">Floatage</text:span><text:span text:style-name="style10">/</text:span><text:span text:style-name="style4">32 </text:span><text:span text:style-name="style10">&amp;&amp; </text:span><text:span text:style-name="style11">iV</text:span><text:span text:style-name="style10">&lt;</text:span><text:span text:style-name="style11">Volume</text:span><text:span text:style-name="style10">/</text:span><text:span text:style-name="style4">32 </text:span><text:span text:style-name="style15">//! существование действующей ватерлинии</text:span></text:h>
      <text:h text:style-name="Default">203<text:s text:c="2"/><text:s text:c="2"/><text:span text:style-name="style10">|| !</text:span><text:span text:style-name="style11">iF </text:span><text:span text:style-name="style10">&amp;&amp; </text:span><text:span text:style-name="style11">iV</text:span><text:span text:style-name="style10">&gt;</text:span><text:span text:style-name="style11">Volume </text:span><text:span text:style-name="style10">)<text:s text:c="14"/></text:span><text:span text:style-name="style15">//! потеря поверхности воды при погружении</text:span></text:h>
      <text:h text:style-name="Default">204<text:s text:c="2"/><text:s text:c="2"/><text:span text:style-name="style10">{ </text:span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</text:span></text:h>
      <text:h text:style-name="Default">205<text:s text:c="2"/><text:s text:c="6"/><text:span text:style-name="style11">Break</text:span><text:span text:style-name="style10">( </text:span><text:span text:style-name="style6">"Ошибка инициализации\n\t(нет ватерлинии на шаге %d)"</text:span><text:span text:style-name="style10">,</text:span><text:span text:style-name="style11">Storm</text:span><text:span text:style-name="style10">-&gt;</text:span><text:span text:style-name="style11">Kt </text:span><text:span text:style-name="style10">);</text:span></text:h>
      <text:h text:style-name="Default">206<text:s text:c="2"/><text:s text:c="4"/><text:span text:style-name="style11">vW</text:span><text:span text:style-name="style10">=</text:span><text:span text:style-name="style11">Zenit</text:span><text:span text:style-name="style10">;<text:s text:c="9"/></text:span><text:span text:style-name="style2">// направление вектора всплытия вертикально вверх</text:span></text:h>
      <text:h text:style-name="Default">207<text:s text:c="2"/><text:s text:c="4"/><text:span text:style-name="style11">vF</text:span><text:span text:style-name="style10">=</text:span><text:span text:style-name="style11">Floatable</text:span><text:span text:style-name="style10">;<text:s text:c="5"/></text:span><text:span text:style-name="style2">// возврат к исходному центру площади ватерлинии</text:span></text:h>
      <text:h text:style-name="Default">208<text:s text:c="2"/><text:s text:c="4"/><text:span text:style-name="style11">vM</text:span><text:span text:style-name="style10">=</text:span><text:span text:style-name="style11">Metacenter</text:span><text:span text:style-name="style10">;<text:s text:c="4"/></text:span><text:span text:style-name="style2">// метацентр также по начальной остойчивости</text:span></text:h>
      <text:h text:style-name="Default">209<text:s text:c="2"/><text:s text:c="4"/><text:span text:style-name="style11">mW</text:span><text:span text:style-name="style10">=</text:span><text:span text:style-name="style11">inWater</text:span><text:span text:style-name="style10">;<text:s text:c="7"/></text:span><text:span text:style-name="style2">// может быть нулём и центром базиса по определению</text:span></text:h>
      <text:h text:style-name="Default">210<text:s text:c="2"/><text:s text:c="4"/><text:span text:style-name="style5">if</text:span><text:span text:style-name="style10">( </text:span><text:span text:style-name="style11">iV</text:span><text:span text:style-name="style10">&gt;</text:span><text:span text:style-name="style11">Volume </text:span><text:span text:style-name="style10">)<text:s text:c="3"/></text:span><text:span text:style-name="style2">// полное погружение в подводное положение</text:span></text:h>
      <text:h text:style-name="Default">211<text:s text:c="2"/><text:s text:c="6"/><text:span text:style-name="style11">vB</text:span><text:span text:style-name="style10">/=</text:span><text:span text:style-name="style11">iVz</text:span><text:span text:style-name="style10">;<text:s text:c="8"/></text:span><text:span text:style-name="style2">// положение центра величины в локальных координатах (!?)</text:span></text:h>
      <text:h text:style-name="Default">212<text:s text:c="2"/><text:s text:c="4"/><text:span text:style-name="style5">else<text:s text:c="14"/></text:span><text:span text:style-name="style2">// иначе "летучий голландец" взлетает и парит над волнами</text:span></text:h>
      <text:h text:style-name="Default">213<text:s text:c="2"/><text:s text:c="6"/><text:span text:style-name="style11">vB</text:span><text:span text:style-name="style10">=</text:span><text:span text:style-name="style11">Buoyancy</text:span><text:span text:style-name="style10">;<text:s text:c="4"/></text:span><text:span text:style-name="style2">// центр величины &lt;∨&gt; сбрасывается в исходное положение</text:span></text:h>
      <text:h text:style-name="Default">214<text:s text:c="2"/><text:s text:c="2"/><text:span text:style-name="style10">} </text:span><text:span text:style-name="style5">else<text:s text:c="9"/></text:span><text:span text:style-name="style2">// и если судно в водоизмещающем состоянии на поверхности моря</text:span></text:h>
      <text:h text:style-name="Default">215<text:s text:c="2"/><text:s text:c="2"/><text:span text:style-name="style10">{ </text:span><text:span text:style-name="style11">vB </text:span><text:span text:style-name="style10">/= </text:span><text:span text:style-name="style11">iV</text:span><text:span text:style-name="style10">;<text:s text:c="4"/></text:span><text:span text:style-name="style2">// корабельные координаты центра величины (=подводного объема)</text:span></text:h>
      <text:h text:style-name="Default">216<text:s text:c="2"/><text:s text:c="4"/><text:span text:style-name="style11">vF </text:span><text:span text:style-name="style10">/= </text:span><text:span text:style-name="style11">iF</text:span><text:span text:style-name="style10">;<text:s text:c="4"/></text:span><text:span text:style-name="style2">// условный центр площади ватерлинии по горизонту,<text:s text:c="3"/>тоже в КБ</text:span></text:h>
      <text:h text:style-name="Default">217<text:s text:c="2"/><text:s text:c="4"/><text:span text:style-name="style11">vW </text:span><text:span text:style-name="style10">= </text:span><text:span text:style-name="style11">dir</text:span><text:span text:style-name="style10">(</text:span><text:span text:style-name="style11">vW</text:span><text:span text:style-name="style10">);</text:span><text:span text:style-name="style2">// интегральная нормаль к площади действующей ватерлинии, в КБ</text:span></text:h>
      <text:h text:style-name="Default">218<text:s text:c="2"/><text:s text:c="4"/><text:span text:style-name="style2">//</text:span></text:h>
      <text:h text:style-name="Default">219<text:s text:c="2"/><text:s text:c="4"/><text:span text:style-name="style2">//<text:s text:c="2"/>приводим моменты инерции к центру масс и центру площади ватерлинии</text:span></text:h>
      <text:h text:style-name="Default">220<text:s text:c="2"/><text:s text:c="4"/><text:span text:style-name="style2">//</text:span></text:h>
      <text:h text:style-name="Default">221<text:s text:c="2"/><text:s text:c="4"/><text:span text:style-name="style11">mW </text:span><text:span text:style-name="style10">= </text:span><text:span text:style-name="style11">Steiner</text:span><text:span text:style-name="style10">( </text:span><text:span text:style-name="style11">mW</text:span><text:span text:style-name="style10">,</text:span><text:span text:style-name="style11">vF </text:span><text:span text:style-name="style10">);<text:s text:c="2"/></text:span><text:span text:style-name="style2">// моменты инерции исходной площади ватерлинии I м⁴</text:span></text:h>
      <text:h text:style-name="Default">222<text:s text:c="2"/><text:s text:c="2"/><text:span text:style-name="style10">}</text:span></text:h>
      <text:h text:style-name="Default">223<text:s text:c="2"/><text:s text:c="2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 </text:span><text:span text:style-name="style15">//! фиксация начальных гидростатических характеристик<text:s text:c="3"/>в КБ</text:span></text:h>
      <text:h text:style-name="Default">224<text:s text:c="2"/><text:s text:c="2"/><text:span text:style-name="style10">{ </text:span><text:span text:style-name="style11">Volume</text:span><text:span text:style-name="style10">=</text:span><text:span text:style-name="style11">iV</text:span><text:span text:style-name="style10">;<text:s text:c="5"/></text:span><text:span text:style-name="style2">// исходное водоизмещение, мгновенный погруженный объем V м³</text:span></text:h>
      <text:h text:style-name="Default">225<text:s text:c="2"/><text:s text:c="4"/><text:span text:style-name="style11">Surface</text:span><text:span text:style-name="style10">=</text:span><text:span text:style-name="style11">iS</text:span><text:span text:style-name="style10">;<text:s text:c="4"/></text:span><text:span text:style-name="style2">// подводная и смоченная поверхность корпуса<text:s text:c="12"/>S м²</text:span></text:h>
      <text:h text:style-name="Default">226<text:s text:c="2"/><text:s text:c="4"/><text:span text:style-name="style11">Floatage</text:span><text:span text:style-name="style10">=</text:span><text:span text:style-name="style11">iF</text:span><text:span text:style-name="style10">;<text:s text:c="3"/></text:span><text:span text:style-name="style2">// исходная и действующая площадь ватерлинии<text:s text:c="12"/>F м²</text:span></text:h>
      <text:h text:style-name="Default">227<text:s text:c="2"/><text:s text:c="4"/><text:span text:style-name="style5">if</text:span><text:span text:style-name="style10">( </text:span><text:span text:style-name="style11">Statum</text:span><text:span text:style-name="style10">&gt;</text:span><text:span text:style-name="style4">1 </text:span><text:span text:style-name="style10">)</text:span><text:span text:style-name="style11">vB</text:span><text:span text:style-name="style10">.</text:span><text:span text:style-name="style11">x</text:span><text:span text:style-name="style10">=-</text:span><text:span text:style-name="style11">vR</text:span><text:span text:style-name="style10">.</text:span><text:span text:style-name="style11">y</text:span><text:span text:style-name="style10">/</text:span><text:span text:style-name="style11">Volume</text:span><text:span text:style-name="style10">;<text:s text:c="3"/></text:span><text:span text:style-name="style2">// в парах сил какие-то погрешности С м</text:span></text:h>
      <text:h text:style-name="Default">228<text:s text:c="2"/><text:s text:c="4"/><text:span text:style-name="style11">Buoyancy</text:span><text:span text:style-name="style10">=</text:span><text:span text:style-name="style11">vB</text:span><text:span text:style-name="style10">;<text:s text:c="3"/></text:span><text:span text:style-name="style2">// координаты центра величины,центра объема корпуса<text:s text:c="5"/>cB м</text:span></text:h>
      <text:h text:style-name="Default">229<text:s text:c="2"/><text:s text:c="4"/><text:span text:style-name="style11">Gravity</text:span><text:span text:style-name="style10">=</text:span><text:span text:style-name="style11">vB</text:span><text:span text:style-name="style10">;<text:s text:c="4"/></text:span><text:span text:style-name="style2">// центр тяжести в локальных корабельных координатах<text:s text:c="4"/>G м</text:span></text:h>
      <text:h text:style-name="Default">230<text:s text:c="2"/><text:s text:c="4"/><text:span text:style-name="style11">vM</text:span><text:span text:style-name="style10">.</text:span><text:span text:style-name="style11">z </text:span><text:span text:style-name="style10">= </text:span><text:span text:style-name="style11">hX</text:span><text:span text:style-name="style10">;<text:s text:c="5"/></text:span><text:span text:style-name="style2">// в первом вхождении метацентрическая высота задается явно</text:span></text:h>
      <text:h text:style-name="Default">231<text:s text:c="2"/><text:s text:c="4"/><text:span text:style-name="style11">vM</text:span><text:span text:style-name="style10">.</text:span><text:span text:style-name="style11">x </text:span><text:span text:style-name="style10">= </text:span><text:span text:style-name="style11">vB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/</text:span><text:span text:style-name="style11">Volume</text:span><text:span text:style-name="style10">; </text:span><text:span text:style-name="style2">// аппликата поперечного метацентра</text:span></text:h>
      <text:h text:style-name="Default">232<text:s text:c="2"/><text:s text:c="4"/><text:span text:style-name="style11">vM</text:span><text:span text:style-name="style10">.</text:span><text:span text:style-name="style11">y </text:span><text:span text:style-name="style10">= </text:span><text:span text:style-name="style11">vB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y</text:span><text:span text:style-name="style10">.</text:span><text:span text:style-name="style11">y</text:span><text:span text:style-name="style10">/</text:span><text:span text:style-name="style11">Volume</text:span><text:span text:style-name="style10">; </text:span><text:span text:style-name="style2">// продольного метацентра, дифферент</text:span></text:h>
      <text:h text:style-name="Default">233<text:s text:c="2"/><text:s text:c="4"/><text:span text:style-name="style11">Metacenter</text:span><text:span text:style-name="style10">=</text:span><text:span text:style-name="style11">vM</text:span><text:span text:style-name="style10">; </text:span><text:span text:style-name="style2">// аппликаты теоретических и текущих метацентров<text:s text:c="3"/>Zm,ZM,h м</text:span></text:h>
      <text:h text:style-name="Default">234<text:s text:c="2"/><text:s text:c="4"/><text:span text:style-name="style11">Gravity</text:span><text:span text:style-name="style10">.</text:span><text:span text:style-name="style11">z</text:span><text:span text:style-name="style10">=</text:span><text:span text:style-name="style11">vM</text:span><text:span text:style-name="style10">.</text:span><text:span text:style-name="style11">x</text:span><text:span text:style-name="style10">-</text:span><text:span text:style-name="style11">hX</text:span><text:span text:style-name="style10">; </text:span><text:span text:style-name="style2">// аппликата центра масс встанет ниже метацентра<text:s text:c="3"/>hX м</text:span></text:h>
      <text:h text:style-name="Default">235<text:s text:c="2"/><text:s text:c="4"/><text:span text:style-name="style11">Floatable</text:span><text:span text:style-name="style10">=</text:span><text:span text:style-name="style11">vF</text:span><text:span text:style-name="style10">;<text:s text:c="2"/></text:span><text:span text:style-name="style2">// центр площади исходной и действующей ватерлинии<text:s text:c="6"/>cF м</text:span></text:h>
      <text:h text:style-name="Default">236<text:s text:c="2"/><text:s text:c="4"/><text:span text:style-name="style11">inWater</text:span><text:span text:style-name="style10">=</text:span><text:span text:style-name="style11">mW</text:span><text:span text:style-name="style10">;<text:s text:c="4"/></text:span><text:span text:style-name="style2">// моменты инерции исходной площади ватерлинии<text:s text:c="10"/>I м⁴</text:span></text:h>
      <text:h text:style-name="Default">237<text:s text:c="2"/><text:s text:c="4"/><text:span text:style-name="style11">inMass</text:span><text:span text:style-name="style10">=</text:span><text:span text:style-name="style11">Steiner</text:span><text:span text:style-name="style10">( </text:span><text:span text:style-name="style11">inMass</text:span><text:span text:style-name="style10">,</text:span><text:span text:style-name="style11">vB</text:span><text:span text:style-name="style10">,</text:span><text:span text:style-name="style11">Gravity </text:span><text:span text:style-name="style10">); </text:span><text:span text:style-name="style2">// + инерции массы/объема корпуса G м⁵</text:span></text:h>
      <text:h text:style-name="Default">238<text:s text:c="2"/><text:s text:c="4"/><text:span text:style-name="style11">Storm</text:span><text:span text:style-name="style10">-&gt;</text:span><text:span text:style-name="style11">Kt</text:span><text:span text:style-name="style10">=</text:span><text:span text:style-name="style4">1</text:span><text:span text:style-name="style10">;<text:s text:c="24"/></text:span><text:span text:style-name="style2">// = переходит сначала на ЦВ затем к ЦТ</text:span></text:h>
      <text:h text:style-name="Default">239<text:s text:c="2"/><text:s text:c="4"/><text:span text:style-name="style11">DampInit</text:span><text:span text:style-name="style10">();</text:span></text:h>
      <text:h text:style-name="Default">240<text:s text:c="2"/><text:s text:c="2"/><text:span text:style-name="style10">} </text:span><text:span text:style-name="style15">//! Kt≠0 - предотвращает повторы вычислений начальных данных по корпусу</text:span></text:h>
      <text:h text:style-name="Default">241<text:s text:c="2"/><text:s text:c="2"/><text:span text:style-name="style5">else</text:span></text:h>
      <text:h text:style-name="Default">242<text:s text:c="2"/><text:s text:c="2"/><text:span text:style-name="style10">{ </text:span><text:span text:style-name="style5">Vector </text:span><text:span text:style-name="style11">A</text:span><text:span text:style-name="style10">=</text:span><text:span text:style-name="style11">Tensor</text:span><text:span text:style-name="style10">(*</text:span><text:span text:style-name="style5">this</text:span><text:span text:style-name="style10">)*</text:span><text:span text:style-name="style11">vB</text:span><text:span text:style-name="style10">,<text:s text:c="10"/></text:span><text:span text:style-name="style2">// Во внешней морской системе координат</text:span></text:h>
      <text:h text:style-name="Default">243<text:s text:c="2"/><text:s text:c="11"/><text:span text:style-name="style11">B</text:span><text:span text:style-name="style10">=</text:span><text:span text:style-name="style11">Tensor</text:span><text:span text:style-name="style10">(*</text:span><text:span text:style-name="style5">this</text:span><text:span text:style-name="style10">)*</text:span><text:span text:style-name="style11">Gravity</text:span><text:span text:style-name="style10">;</text:span></text:h>
      <text:h text:style-name="Default">244<text:s text:c="2"/><text:s text:c="4"/><text:span text:style-name="style11">vM</text:span><text:span text:style-name="style10">.</text:span><text:span text:style-name="style11">x </text:span><text:span text:style-name="style10">= </text:span><text:span text:style-name="style11">A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/</text:span><text:span text:style-name="style11">Volume</text:span><text:span text:style-name="style10">;<text:s text:c="9"/></text:span><text:span text:style-name="style2">// аппликата поперечного метацентра</text:span></text:h>
      <text:h text:style-name="Default">245<text:s text:c="2"/><text:s text:c="4"/><text:span text:style-name="style11">vM</text:span><text:span text:style-name="style10">.</text:span><text:span text:style-name="style11">y </text:span><text:span text:style-name="style10">= </text:span><text:span text:style-name="style11">A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y</text:span><text:span text:style-name="style10">.</text:span><text:span text:style-name="style11">y</text:span><text:span text:style-name="style10">/</text:span><text:span text:style-name="style11">Volume</text:span><text:span text:style-name="style10">;<text:s text:c="9"/></text:span><text:span text:style-name="style2">// продольного метацентра, дифферент</text:span></text:h>
      <text:h text:style-name="Default">246<text:s text:c="2"/><text:s text:c="4"/><text:span text:style-name="style11">vM</text:span><text:span text:style-name="style10">.</text:span><text:span text:style-name="style11">z </text:span><text:span text:style-name="style10">= </text:span><text:span text:style-name="style11">vM</text:span><text:span text:style-name="style10">.</text:span><text:span text:style-name="style11">x</text:span><text:span text:style-name="style10">-</text:span><text:span text:style-name="style11">B</text:span><text:span text:style-name="style10">.</text:span><text:span text:style-name="style11">z</text:span><text:span text:style-name="style10">;<text:s text:c="7"/></text:span><text:span text:style-name="style2">// hX(z) мгновенное значение метацентрической высоты</text:span></text:h>
      <text:h text:style-name="Default">247<text:s text:c="2"/><text:s text:c="2"/><text:span text:style-name="style10">}</text:span></text:h>
      <text:h text:style-name="Default">248<text:s text:c="2"/><text:span text:style-name="style10">}</text:span></text:h>
      <text:h text:style-name="Default">249<text:s text:c="2"/><text:span text:style-name="style15">//!<text:s text:c="4"/>динамика корпуса под действием внешних сил и моментов волновой природы</text:span></text:h>
      <text:h text:style-name="Default">250<text:s text:c="2"/><text:span text:style-name="style2">//<text:s text:c="8"/>~~ здесь вычислительный шаг во времени задаются по куранту для самых</text:span></text:h>
      <text:h text:style-name="Default">251<text:s text:c="2"/><text:span text:style-name="style2">//<text:s text:c="11"/>быстрых волн, и еще предстоит это поправить на динамику корабля</text:span></text:h>
      <text:h text:style-name="Default">252<text:s text:c="2"/><text:span text:style-name="style15">//!<text:s text:c="4"/>оси угловой качки сводятся к центру тяжести с аппликатой мгновенного</text:span></text:h>
      <text:h text:style-name="Default">253<text:s text:c="2"/><text:span text:style-name="style2">//<text:s text:c="5"/>центра величины (погруженного объёма) в корабельной системе координат</text:span></text:h>
      <text:h text:style-name="Default">254<text:s text:c="2"/><text:span text:style-name="style2">//<text:s text:c="5"/>(иначе неадекватные скорости течений вблизи обшивки)</text:span></text:h>
      <text:h text:style-name="Default">255<text:s text:c="2"/><text:span text:style-name="style2">//</text:span></text:h>
      <text:h text:style-name="Default">256<text:s text:c="2"/><text:span text:style-name="style11">Hull</text:span><text:span text:style-name="style10">&amp; </text:span><text:span text:style-name="style11">Hull</text:span><text:span text:style-name="style10">::</text:span><text:span text:style-name="style11">Movement</text:span><text:span text:style-name="style10">() </text:span><text:span text:style-name="style2">// шаг во времени Ts устанавливается в Field::Simulation</text:span></text:h>
      <text:h text:style-name="Default">257<text:s text:c="2"/><text:span text:style-name="style10">{ </text:span><text:span text:style-name="style5">Vector </text:span><text:span text:style-name="style11">V</text:span><text:span text:style-name="style10">=</text:span><text:span text:style-name="style11">Rate</text:span><text:span text:style-name="style10">[-</text:span><text:span text:style-name="style4">1</text:span><text:span text:style-name="style10">],<text:s text:c="3"/></text:span><text:span text:style-name="style2">// вектор полной скорости хода, качки и дрейфа в КБ</text:span></text:h>
      <text:h text:style-name="Default">258<text:s text:c="2"/><text:s text:c="8"/><text:span text:style-name="style11">W</text:span><text:span text:style-name="style10">=</text:span><text:span text:style-name="style11">Whirl</text:span><text:span text:style-name="style10">[-</text:span><text:span text:style-name="style4">1</text:span><text:span text:style-name="style10">],<text:s text:c="2"/></text:span><text:span text:style-name="style2">// и мгновенная угловая скорости движения корпуса корабля</text:span></text:h>
      <text:h text:style-name="Default">259<text:s text:c="2"/><text:s text:c="6"/><text:span text:style-name="style11">Dir</text:span><text:span text:style-name="style10">=</text:span><text:span text:style-name="style11">Swing</text:span><text:span text:style-name="style10">[-</text:span><text:span text:style-name="style4">1</text:span><text:span text:style-name="style10">], </text:span><text:span text:style-name="style2">// отсчёты действующих углов x-крен y-дифферент z-рыскание</text:span></text:h>
      <text:h text:style-name="Default">260<text:s text:c="2"/><text:s text:c="6"/><text:span text:style-name="style11">R</text:span><text:span text:style-name="style10">,</text:span><text:span text:style-name="style11">U</text:span><text:span text:style-name="style10">,</text:span><text:span text:style-name="style11">dV</text:span><text:span text:style-name="style10">=</text:span><text:span text:style-name="style11">Zero</text:span><text:span text:style-name="style10">;<text:s text:c="3"/></text:span><text:span text:style-name="style2">// действующий градиент наклона волновой поверхности</text:span></text:h>
      <text:h text:style-name="Default">261<text:s text:c="2"/><text:s text:c="2"/><text:span text:style-name="style11">Field </text:span><text:span text:style-name="style10">&amp;</text:span><text:span text:style-name="style11">Sea</text:span><text:span text:style-name="style10">=*</text:span><text:span text:style-name="style11">Storm</text:span><text:span text:style-name="style10">;</text:span></text:h>
      <text:h text:style-name="Default">262<text:s text:c="2"/></text:h>
      <text:h text:style-name="Default">263<text:s text:c="2"/><text:span text:style-name="style2">//if( !Sea.Kt )return *this;</text:span></text:h>
      <text:h text:style-name="Default">264<text:s text:c="2"/><text:s text:c="2"/><text:span text:style-name="style2">//</text:span></text:h>
      <text:h text:style-name="Default">265<text:s text:c="2"/><text:s text:c="2"/><text:span text:style-name="style2">//<text:s text:c="2"/>быстрый градиент волнового склона по кресту четырех противоположных точек</text:span></text:h>
      <text:h text:style-name="Default">266<text:s text:c="2"/><text:s text:c="2"/><text:span text:style-name="style2">//</text:span></text:h>
      <text:h text:style-name="Default">267<text:s text:c="2"/><text:s text:c="2"/><text:span text:style-name="style5">if</text:span><text:span text:style-name="style10">( </text:span><text:span text:style-name="style11">Statum</text:span><text:span text:style-name="style10">&lt;</text:span><text:span text:style-name="style4">2 </text:span><text:span text:style-name="style10">)<text:s text:c="2"/></text:span><text:span text:style-name="style2">// скользящая кинематика по направлению действия объемных сил</text:span></text:h>
      <text:h text:style-name="Default">268<text:s text:c="2"/><text:s text:c="2"/><text:span text:style-name="style10">{ </text:span><text:span text:style-name="style5">Vector </text:span><text:span text:style-name="style11">A</text:span><text:span text:style-name="style10">,</text:span><text:span text:style-name="style11">B</text:span><text:span text:style-name="style10">,</text:span><text:span text:style-name="style11">C</text:span><text:span text:style-name="style10">,</text:span><text:span text:style-name="style11">D</text:span><text:span text:style-name="style10">,</text:span><text:span text:style-name="style11">E</text:span><text:span text:style-name="style10">;</text:span></text:h>
      <text:h text:style-name="Default">269<text:s text:c="2"/><text:s text:c="4"/><text:span text:style-name="style11">A </text:span><text:span text:style-name="style10">= </text:span><text:span text:style-name="style11">Sea</text:span><text:span text:style-name="style10">.</text:span><text:span text:style-name="style11">Locas</text:span><text:span text:style-name="style10">( </text:span><text:span text:style-name="style11">out</text:span><text:span text:style-name="style10">( </text:span><text:span text:style-name="style11">Zero </text:span><text:span text:style-name="style10">) );<text:s text:c="12"/></text:span><text:span text:style-name="style2">// пять точек в корабельном базисе</text:span></text:h>
      <text:h text:style-name="Default">270<text:s text:c="2"/><text:s text:c="4"/><text:span text:style-name="style11">B </text:span><text:span text:style-name="style10">= </text:span><text:span text:style-name="style11">Sea</text:span><text:span text:style-name="style10">.</text:span><text:span text:style-name="style11">Locas</text:span><text:span text:style-name="style10">( </text:span><text:span text:style-name="style11">out</text:span><text:span text:style-name="style10">((</text:span><text:span text:style-name="style5">Vector</text:span><text:span text:style-name="style10">){</text:span><text:span text:style-name="style11">Length</text:span><text:span text:style-name="style10">/</text:span><text:span text:style-name="style4">4</text:span><text:span text:style-name="style10">}))-</text:span><text:span text:style-name="style11">A</text:span><text:span text:style-name="style10">;<text:s text:c="4"/></text:span><text:span text:style-name="style2">// градиент инвариантен любым</text:span></text:h>
      <text:h text:style-name="Default">271<text:s text:c="2"/><text:s text:c="4"/><text:span text:style-name="style11">C </text:span><text:span text:style-name="style10">= </text:span><text:span text:style-name="style11">Sea</text:span><text:span text:style-name="style10">.</text:span><text:span text:style-name="style11">Locas</text:span><text:span text:style-name="style10">( </text:span><text:span text:style-name="style11">out</text:span><text:span text:style-name="style10">((</text:span><text:span text:style-name="style5">Vector</text:span><text:span text:style-name="style10">){</text:span><text:span text:style-name="style11">Length</text:span><text:span text:style-name="style10">/-</text:span><text:span text:style-name="style4">4</text:span><text:span text:style-name="style10">}))-</text:span><text:span text:style-name="style11">A</text:span><text:span text:style-name="style10">;<text:s text:c="6"/></text:span><text:span text:style-name="style2">// ориентациям ортогоналей</text:span></text:h>
      <text:h text:style-name="Default">272<text:s text:c="2"/><text:s text:c="4"/><text:span text:style-name="style11">D </text:span><text:span text:style-name="style10">= </text:span><text:span text:style-name="style11">Sea</text:span><text:span text:style-name="style10">.</text:span><text:span text:style-name="style11">Locas</text:span><text:span text:style-name="style10">( *(</text:span><text:span text:style-name="style11">Point</text:span><text:span text:style-name="style10">*)( &amp;(</text:span><text:span text:style-name="style11">R</text:span><text:span text:style-name="style10">=</text:span><text:span text:style-name="style11">A</text:span><text:span text:style-name="style10">+(</text:span><text:span text:style-name="style11">E</text:span><text:span text:style-name="style10">=((</text:span><text:span text:style-name="style11">Breadth</text:span><text:span text:style-name="style10">/</text:span><text:span text:style-name="style11">Length</text:span><text:span text:style-name="style10">)*(</text:span><text:span text:style-name="style11">C</text:span><text:span text:style-name="style10">-</text:span><text:span text:style-name="style11">B</text:span><text:span text:style-name="style10">))*</text:span><text:span text:style-name="style11">Zenit</text:span><text:span text:style-name="style10">)) ) )-</text:span><text:span text:style-name="style11">A</text:span><text:span text:style-name="style10">;</text:span></text:h>
      <text:h text:style-name="Default">273<text:s text:c="2"/><text:s text:c="4"/><text:span text:style-name="style11">E </text:span><text:span text:style-name="style10">= </text:span><text:span text:style-name="style11">Sea</text:span><text:span text:style-name="style10">.</text:span><text:span text:style-name="style11">Locas</text:span><text:span text:style-name="style10">( *(</text:span><text:span text:style-name="style11">Point</text:span><text:span text:style-name="style10">*)( &amp;(</text:span><text:span text:style-name="style11">R</text:span><text:span text:style-name="style10">=</text:span><text:span text:style-name="style11">A</text:span><text:span text:style-name="style10">-</text:span><text:span text:style-name="style11">E</text:span><text:span text:style-name="style10">) ) )-</text:span><text:span text:style-name="style11">A</text:span><text:span text:style-name="style10">;</text:span></text:h>
      <text:h text:style-name="Default">274<text:s text:c="2"/><text:s text:c="4"/><text:span text:style-name="style11">U </text:span><text:span text:style-name="style10">= </text:span><text:span text:style-name="style11">dir</text:span><text:span text:style-name="style10">( </text:span><text:span text:style-name="style11">B</text:span><text:span text:style-name="style10">*</text:span><text:span text:style-name="style11">D </text:span><text:span text:style-name="style10">+ </text:span><text:span text:style-name="style11">D</text:span><text:span text:style-name="style10">*</text:span><text:span text:style-name="style11">C </text:span><text:span text:style-name="style10">+ </text:span><text:span text:style-name="style11">C</text:span><text:span text:style-name="style10">*</text:span><text:span text:style-name="style11">E </text:span><text:span text:style-name="style10">+ </text:span><text:span text:style-name="style11">E</text:span><text:span text:style-name="style10">*</text:span><text:span text:style-name="style11">B </text:span><text:span text:style-name="style10">)<text:s text:c="2"/></text:span><text:span text:style-name="style2">// вектор в морской системе координат МБ</text:span></text:h>
      <text:h text:style-name="Default">275<text:s text:c="2"/><text:s text:c="6"/><text:span text:style-name="style10">* </text:span><text:span text:style-name="style11">rolZ</text:span><text:span text:style-name="style10">( -</text:span><text:span text:style-name="style11">Dir</text:span><text:span text:style-name="style10">.</text:span><text:span text:style-name="style11">z </text:span><text:span text:style-name="style10">);<text:s text:c="15"/></text:span><text:span text:style-name="style2">// c выбором базиса по корабельному курсу</text:span></text:h>
      <text:h text:style-name="Default">276<text:s text:c="2"/><text:s text:c="4"/><text:span text:style-name="style11">R </text:span><text:span text:style-name="style10">= </text:span><text:span text:style-name="style11">A</text:span><text:span text:style-name="style10">+(</text:span><text:span text:style-name="style11">B</text:span><text:span text:style-name="style10">+</text:span><text:span text:style-name="style11">C</text:span><text:span text:style-name="style10">+</text:span><text:span text:style-name="style11">D</text:span><text:span text:style-name="style10">+</text:span><text:span text:style-name="style11">E</text:span><text:span text:style-name="style10">)/</text:span><text:span text:style-name="style4">5.0</text:span><text:span text:style-name="style10">;<text:s text:c="14"/></text:span><text:span text:style-name="style2">// == у всех треугольников одинаковый вес</text:span></text:h>
      <text:h text:style-name="Default">277<text:s text:c="2"/><text:s text:c="2"/><text:span text:style-name="style10">}<text:s text:c="15"/></text:span><text:span text:style-name="style2">//</text:span></text:h>
      <text:h text:style-name="Default">278<text:s text:c="2"/><text:s text:c="2"/><text:span text:style-name="style5">if</text:span><text:span text:style-name="style10">( !</text:span><text:span text:style-name="style11">Statum </text:span><text:span text:style-name="style10">)<text:s text:c="3"/></text:span><text:span text:style-name="style15">//! свободно-жесткий вариант (°) лагом/вразрез/носом на волну</text:span></text:h>
      <text:h text:style-name="Default">279<text:s text:c="2"/><text:s text:c="2"/><text:span text:style-name="style10">{ </text:span><text:span text:style-name="style2">// простое статическое касание поверхности склонов волн половинных размеров</text:span></text:h>
      <text:h text:style-name="Default">280<text:s text:c="2"/><text:s text:c="5"/><text:span text:style-name="style2">//+ реализовано гравитационно-инерционное скольжение по склонам волн</text:span></text:h>
      <text:h text:style-name="Default">281<text:s text:c="2"/><text:s text:c="6"/><text:span text:style-name="style2">//<text:s text:c="2"/>затем вычисляются аппликаты волн по неким габаритным размерам корпуса</text:span></text:h>
      <text:h text:style-name="Default">282<text:s text:c="2"/><text:s text:c="4"/><text:span text:style-name="style11">U </text:span><text:span text:style-name="style10">= </text:span><text:span text:style-name="style11">vW </text:span><text:span text:style-name="style10">* </text:span><text:span text:style-name="style11">rolZ</text:span><text:span text:style-name="style10">( -</text:span><text:span text:style-name="style11">Dir</text:span><text:span text:style-name="style10">.</text:span><text:span text:style-name="style11">z </text:span><text:span text:style-name="style10">);<text:s text:c="7"/></text:span><text:span text:style-name="style2">// к случаю интегрального градиента</text:span></text:h>
      <text:h text:style-name="Default">283<text:s text:c="2"/><text:s text:c="8"/><text:span text:style-name="style2">// после смены курса определяем местоположение оконечностей (без качки)</text:span></text:h>
      <text:h text:style-name="Default">284<text:s text:c="2"/><text:s text:c="4"/><text:span text:style-name="style11">Dir</text:span><text:span text:style-name="style10">.</text:span><text:span text:style-name="style11">y </text:span><text:span text:style-name="style10">= </text:span><text:span text:style-name="style11">atan2</text:span><text:span text:style-name="style10">(<text:s text:c="2"/></text:span><text:span text:style-name="style11">U</text:span><text:span text:style-name="style10">.</text:span><text:span text:style-name="style11">x</text:span><text:span text:style-name="style10">,</text:span><text:span text:style-name="style11">U</text:span><text:span text:style-name="style10">.</text:span><text:span text:style-name="style11">z </text:span><text:span text:style-name="style10">);<text:s text:c="5"/></text:span><text:span text:style-name="style2">// расчёт угла дифферента</text:span></text:h>
      <text:h text:style-name="Default">285<text:s text:c="2"/><text:s text:c="4"/><text:span text:style-name="style11">Dir</text:span><text:span text:style-name="style10">.</text:span><text:span text:style-name="style11">x </text:span><text:span text:style-name="style10">= </text:span><text:span text:style-name="style11">atan2</text:span><text:span text:style-name="style10">( -</text:span><text:span text:style-name="style11">U</text:span><text:span text:style-name="style10">.</text:span><text:span text:style-name="style11">y</text:span><text:span text:style-name="style10">,</text:span><text:span text:style-name="style11">U</text:span><text:span text:style-name="style10">.</text:span><text:span text:style-name="style11">z </text:span><text:span text:style-name="style10">);<text:s text:c="5"/></text:span><text:span text:style-name="style2">// выбор нового угла крена</text:span></text:h>
      <text:h text:style-name="Default">286<text:s text:c="2"/><text:s text:c="4"/><text:span text:style-name="style11">axiZ</text:span><text:span text:style-name="style10">( </text:span><text:span text:style-name="style11">Dir</text:span><text:span text:style-name="style10">.</text:span><text:span text:style-name="style11">z </text:span><text:span text:style-name="style10">);<text:s text:c="17"/></text:span><text:span text:style-name="style2">// рыскание: в три угла: курс-дифферент-крен</text:span></text:h>
      <text:h text:style-name="Default">287<text:s text:c="2"/><text:s text:c="4"/><text:span text:style-name="style11">Rotate</text:span><text:span text:style-name="style10">( </text:span><text:span text:style-name="style11">Dir</text:span><text:span text:style-name="style10">.</text:span><text:span text:style-name="style11">y</text:span><text:span text:style-name="style10">,</text:span><text:span text:style-name="style11">y </text:span><text:span text:style-name="style10">);<text:s text:c="13"/></text:span><text:span text:style-name="style2">// +дифферент: приведение положения корпуса</text:span></text:h>
      <text:h text:style-name="Default">288<text:s text:c="2"/><text:s text:c="4"/><text:span text:style-name="style11">Rotate</text:span><text:span text:style-name="style10">( </text:span><text:span text:style-name="style11">Dir</text:span><text:span text:style-name="style10">.</text:span><text:span text:style-name="style11">x</text:span><text:span text:style-name="style10">,</text:span><text:span text:style-name="style11">x </text:span><text:span text:style-name="style10">);<text:s text:c="13"/></text:span><text:span text:style-name="style2">// +крен: на условно больших углах поворотов</text:span></text:h>
      <text:h text:style-name="Default">289<text:s text:c="2"/><text:s text:c="4"/><text:span text:style-name="style11">V</text:span><text:span text:style-name="style10">.</text:span><text:span text:style-name="style11">x </text:span><text:span text:style-name="style10">+= </text:span><text:span text:style-name="style11">Dir</text:span><text:span text:style-name="style10">.</text:span><text:span text:style-name="style11">y </text:span><text:span text:style-name="style10">* </text:span><text:span text:style-name="style11">_g</text:span><text:span text:style-name="style10">*</text:span><text:span text:style-name="style11">Ts</text:span><text:span text:style-name="style10">;<text:s text:c="10"/></text:span><text:span text:style-name="style2">// ускорение и скорость скользящего движения</text:span></text:h>
      <text:h text:style-name="Default">290<text:s text:c="2"/><text:s text:c="4"/><text:span text:style-name="style11">V</text:span><text:span text:style-name="style10">.</text:span><text:span text:style-name="style11">y </text:span><text:span text:style-name="style10">-= </text:span><text:span text:style-name="style11">Dir</text:span><text:span text:style-name="style10">.</text:span><text:span text:style-name="style11">x </text:span><text:span text:style-name="style10">* </text:span><text:span text:style-name="style11">_g</text:span><text:span text:style-name="style10">*</text:span><text:span text:style-name="style11">Ts</text:span><text:span text:style-name="style10">;<text:s text:c="10"/></text:span><text:span text:style-name="style2">//<text:s text:c="13"/>по градиенту волнового склона</text:span></text:h>
      <text:h text:style-name="Default">291<text:s text:c="2"/><text:s text:c="4"/><text:span text:style-name="style11">V</text:span><text:span text:style-name="style10">.</text:span><text:span text:style-name="style11">z </text:span><text:span text:style-name="style10">= ( </text:span><text:span text:style-name="style11">R</text:span><text:span text:style-name="style10">.</text:span><text:span text:style-name="style11">z</text:span><text:span text:style-name="style10">-</text:span><text:span text:style-name="style11">Z </text:span><text:span text:style-name="style10">)/</text:span><text:span text:style-name="style11">Ts</text:span><text:span text:style-name="style10">;<text:s text:c="12"/></text:span><text:span text:style-name="style2">// скорость по вертикальной качке</text:span></text:h>
      <text:h text:style-name="Default">292<text:s text:c="2"/><text:s text:c="4"/><text:span text:style-name="style11">Z </text:span><text:span text:style-name="style10">= </text:span><text:span text:style-name="style11">R</text:span><text:span text:style-name="style10">.</text:span><text:span text:style-name="style11">z</text:span><text:span text:style-name="style10">;<text:s text:c="23"/></text:span><text:span text:style-name="style2">// изменение аппликаты посадки на миделе КВЛ</text:span></text:h>
      <text:h text:style-name="Default">293<text:s text:c="2"/><text:s text:c="4"/><text:span text:style-name="style11">W </text:span><text:span text:style-name="style10">= (</text:span><text:span text:style-name="style11">Dir</text:span><text:span text:style-name="style10">-</text:span><text:span text:style-name="style11">Swing</text:span><text:span text:style-name="style10">[-</text:span><text:span text:style-name="style4">1</text:span><text:span text:style-name="style10">])/</text:span><text:span text:style-name="style11">Ts</text:span><text:span text:style-name="style10">;<text:s text:c="8"/></text:span><text:span text:style-name="style2">// скорость изменения курса и углов качки</text:span></text:h>
      <text:h text:style-name="Default">294<text:s text:c="2"/><text:s text:c="4"/><text:span text:style-name="style11">R </text:span><text:span text:style-name="style10">= </text:span><text:span text:style-name="style4">0</text:span><text:span text:style-name="style10">;<text:s text:c="2"/></text:span><text:span text:style-name="style2">//Tensor(*this)*(W*Ts) // чтоб без дополнений в динамике качки MБ</text:span></text:h>
      <text:h text:style-name="Default">295<text:s text:c="2"/><text:s text:c="2"/><text:span text:style-name="style10">}</text:span></text:h>
      <text:h text:style-name="Default">296<text:s text:c="2"/><text:s text:c="2"/><text:span text:style-name="style2">//<text:s text:c="2"/>изначально эксперимент строился только на главных компонентах архимедовых</text:span></text:h>
      <text:h text:style-name="Default">297<text:s text:c="2"/><text:s text:c="2"/><text:span text:style-name="style2">//<text:s text:c="2"/>сил всплытия по вертикали, как бортовая, килевая и вертикальная качка/нет</text:span></text:h>
      <text:h text:style-name="Default">298<text:s text:c="2"/><text:s text:c="2"/><text:span text:style-name="style2">//<text:s text:c="3"/>и все другие варианты объёмной гидро(статической)динамической постановки</text:span></text:h>
      <text:h text:style-name="Default">299<text:s text:c="2"/><text:s text:c="2"/><text:span text:style-name="style2">//<text:s text:c="26"/>корпуса корабля на морскую волну большой крутизны</text:span></text:h>
      <text:h text:style-name="Default">300<text:s text:c="2"/><text:s text:c="2"/><text:span text:style-name="style5">else</text:span></text:h>
      <text:h text:style-name="Default">301<text:s text:c="2"/><text:s text:c="2"/><text:span text:style-name="style10">{ </text:span><text:span text:style-name="style5">Vector </text:span><text:span text:style-name="style11">B</text:span><text:span text:style-name="style10">=</text:span><text:span text:style-name="style11">vS</text:span><text:span text:style-name="style10">; </text:span><text:span text:style-name="style2">// суммарное действие всех сил давления у смоченной обшивки КБ</text:span></text:h>
      <text:h text:style-name="Default">302<text:s text:c="2"/><text:s text:c="4"/><text:span text:style-name="style2">//</text:span></text:h>
      <text:h text:style-name="Default">303<text:s text:c="2"/><text:s text:c="4"/><text:span text:style-name="style2">//<text:s text:c="6"/>вычисления соотносятся с гравитационным центом тяжести и мгновенным</text:span></text:h>
      <text:h text:style-name="Default">304<text:s text:c="2"/><text:s text:c="4"/><text:span text:style-name="style2">//<text:s text:c="2"/>или действующим центром величины, при этом внешние силы определяются во</text:span></text:h>
      <text:h text:style-name="Default">305<text:s text:c="2"/><text:s text:c="4"/><text:span text:style-name="style2">//<text:s text:c="2"/>внешней морской системе координат, в то время как реакция<text:s text:c="2"/>и приращения</text:span></text:h>
      <text:h text:style-name="Default">306<text:s text:c="2"/><text:s text:c="4"/><text:span text:style-name="style2">//<text:s text:c="2"/>скоростей в локальном корабельном базисе (как-то так видится с мостика)</text:span></text:h>
      <text:h text:style-name="Default">307<text:s text:c="2"/><text:s text:c="4"/><text:span text:style-name="style2">//<text:s text:c="19"/>корабельная система координат (КБ) - корабельный базис</text:span></text:h>
      <text:h text:style-name="Default">308<text:s text:c="2"/><text:s text:c="4"/><text:span text:style-name="style2">//</text:span></text:h>
      <text:h text:style-name="Default">309<text:s text:c="2"/><text:s text:c="4"/><text:span text:style-name="style2">//<text:s text:c="27"/>гравитационная разность чисто по водоизмещению</text:span></text:h>
      <text:h text:style-name="Default">310<text:s text:c="2"/><text:s text:c="4"/><text:span text:style-name="style5">if</text:span><text:span text:style-name="style10">( </text:span><text:span text:style-name="style11">Statum</text:span><text:span text:style-name="style10">==</text:span><text:span text:style-name="style4">1 </text:span><text:span text:style-name="style10">)</text:span><text:span text:style-name="style11">B </text:span><text:span text:style-name="style10">+= ( ( </text:span><text:span text:style-name="style11">iV</text:span><text:span text:style-name="style10">*</text:span><text:span text:style-name="style11">vW</text:span><text:span text:style-name="style10">.</text:span><text:span text:style-name="style11">z </text:span><text:span text:style-name="style10">)*</text:span><text:span text:style-name="style11">vW </text:span><text:span text:style-name="style10">)/</text:span><text:span text:style-name="style11">Tensor</text:span><text:span text:style-name="style10">(*</text:span><text:span text:style-name="style5">this</text:span><text:span text:style-name="style10">);<text:s text:c="3"/></text:span><text:span text:style-name="style2">// с переходом в КБ</text:span></text:h>
      <text:h text:style-name="Default">311<text:s text:c="2"/><text:s text:c="4"/><text:span text:style-name="style2">//</text:span></text:h>
      <text:h text:style-name="Default">312<text:s text:c="2"/><text:s text:c="4"/><text:span text:style-name="style2">//<text:s text:c="7"/>объёмные или поверхностные силы Архимедового всплытия без ρ/ρ в КБ</text:span></text:h>
      <text:h text:style-name="Default">313<text:s text:c="2"/><text:s text:c="4"/><text:span text:style-name="style2">//<text:s text:c="24"/>водоизмещение - гравитационная сила массы корпуса</text:span></text:h>
      <text:h text:style-name="Default">314<text:s text:c="2"/><text:s text:c="4"/><text:span text:style-name="style2">//</text:span></text:h>
      <text:h text:style-name="Default">315<text:s text:c="2"/><text:s text:c="4"/><text:span text:style-name="style11">dV </text:span><text:span text:style-name="style10">= </text:span><text:span text:style-name="style11">B</text:span><text:span text:style-name="style10">/</text:span><text:span text:style-name="style11">Volume </text:span><text:span text:style-name="style10">- </text:span><text:span text:style-name="style11">Zenit</text:span><text:span text:style-name="style10">/</text:span><text:span text:style-name="style11">Tensor</text:span><text:span text:style-name="style10">( *</text:span><text:span text:style-name="style5">this</text:span><text:span text:style-name="style10">);<text:s text:c="2"/></text:span><text:span text:style-name="style2">// нормированное к единице ускорение</text:span></text:h>
      <text:h text:style-name="Default">316<text:s text:c="2"/><text:s text:c="4"/><text:span text:style-name="style5">if</text:span><text:span text:style-name="style10">( </text:span><text:span text:style-name="style11">norm</text:span><text:span text:style-name="style10">( </text:span><text:span text:style-name="style11">dV </text:span><text:span text:style-name="style10">)&gt;</text:span><text:span text:style-name="style4">1.0 </text:span><text:span text:style-name="style10">)</text:span><text:span text:style-name="style11">dV</text:span><text:span text:style-name="style10">=</text:span><text:span text:style-name="style11">dir</text:span><text:span text:style-name="style10">( </text:span><text:span text:style-name="style11">dV </text:span><text:span text:style-name="style10">);<text:s text:c="2"/></text:span><text:span text:style-name="style2">// максимум ускорения свободного падения</text:span></text:h>
      <text:h text:style-name="Default">317<text:s text:c="2"/><text:s text:c="4"/><text:span text:style-name="style11">V </text:span><text:span text:style-name="style10">+= </text:span><text:span text:style-name="style11">dV </text:span><text:span text:style-name="style10">*= </text:span><text:span text:style-name="style11">_g</text:span><text:span text:style-name="style10">*</text:span><text:span text:style-name="style11">Ts</text:span><text:span text:style-name="style10">;<text:s text:c="9"/></text:span><text:span text:style-name="style2">// приращение скоростей поступательной качки [КБ]</text:span></text:h>
      <text:h text:style-name="Default">318<text:s text:c="2"/><text:s text:c="4"/><text:span text:style-name="style2">//</text:span></text:h>
      <text:h text:style-name="Default">319<text:s text:c="2"/><text:s text:c="4"/><text:span text:style-name="style15">//! бортовая, килевая качка и рыскание - дрейф: F=ρ∙g∙h∙S/2; a=F/V; dV=a∙dt</text:span></text:h>
      <text:h text:style-name="Default">320<text:s text:c="2"/><text:s text:c="4"/><text:span text:style-name="style2">// здесь центры масс и величины отмеряются относительно исходной ватерлинии</text:span></text:h>
      <text:h text:style-name="Default">321<text:s text:c="2"/><text:s text:c="4"/><text:span text:style-name="style2">//<text:s text:c="2"/>плечо центра тяжести относительно мгновенно-переменного центра величины</text:span></text:h>
      <text:h text:style-name="Default">322<text:s text:c="2"/><text:s text:c="4"/><text:span text:style-name="style2">//</text:span></text:h>
      <text:h text:style-name="Default">323<text:s text:c="2"/><text:s text:c="4"/><text:span text:style-name="style11">R </text:span><text:span text:style-name="style10">= </text:span><text:span text:style-name="style11">vB</text:span><text:span text:style-name="style10">-</text:span><text:span text:style-name="style11">Gravity</text:span><text:span text:style-name="style10">;<text:s text:c="5"/></text:span><text:span text:style-name="style2">// большое плечо для момента архимедового всплытия в КБ</text:span></text:h>
      <text:h text:style-name="Default">324<text:s text:c="2"/><text:s text:c="4"/><text:span text:style-name="style2">//</text:span></text:h>
      <text:h text:style-name="Default">325<text:s text:c="2"/><text:s text:c="4"/><text:span text:style-name="style2">// Волновые воздействия задаются архимедовыми силами всплытия по градиентам</text:span></text:h>
      <text:h text:style-name="Default">326<text:s text:c="2"/><text:s text:c="4"/><text:span text:style-name="style2">//<text:s text:c="4"/>поверхностей равных давлений, и с величиной погруженной части корпуса</text:span></text:h>
      <text:h text:style-name="Default">327<text:s text:c="2"/><text:s text:c="4"/><text:span text:style-name="style2">// Вектор сил тяжести, проходящий через динамический центр,</text:span></text:h>
      <text:h text:style-name="Default">328<text:s text:c="2"/><text:s text:c="4"/><text:span text:style-name="style2">//<text:s text:c="4"/>не создает никаких кренящих моментов</text:span></text:h>
      <text:h text:style-name="Default">329<text:s text:c="2"/><text:s text:c="4"/><text:span text:style-name="style2">//</text:span></text:h>
      <text:h text:style-name="Default">330<text:s text:c="2"/><text:s text:c="4"/><text:span text:style-name="style15">//!<text:s text:c="2"/>~~ если корпус выходит из воды, то волновое воздействие прекращается</text:span></text:h>
      <text:h text:style-name="Default">331<text:s text:c="2"/><text:s text:c="4"/><text:span text:style-name="style2">//<text:s text:c="3"/>установка внешней гидростатики в местной корабельной системы координат</text:span></text:h>
      <text:h text:style-name="Default">332<text:s text:c="2"/><text:s text:c="4"/><text:span text:style-name="style2">//</text:span></text:h>
      <text:h text:style-name="Default">333<text:s text:c="2"/><text:s text:c="4"/><text:span text:style-name="style5">if</text:span><text:span text:style-name="style10">( </text:span><text:span text:style-name="style11">Statum</text:span><text:span text:style-name="style10">==</text:span><text:span text:style-name="style4">1 </text:span><text:span text:style-name="style10">)</text:span></text:h>
      <text:h text:style-name="Default">334<text:s text:c="2"/><text:s text:c="6"/><text:span text:style-name="style11">B </text:span><text:span text:style-name="style10">= </text:span><text:span text:style-name="style11">_g</text:span><text:span text:style-name="style10">*( </text:span><text:span text:style-name="style11">R</text:span><text:span text:style-name="style10">*</text:span><text:span text:style-name="style11">B<text:s text:c="5"/></text:span><text:span text:style-name="style2">// ω=ε·t большие архимедовы моменты в корабельном базисе</text:span></text:h>
      <text:h text:style-name="Default">335<text:s text:c="2"/><text:s text:c="8"/><text:span text:style-name="style10">+ </text:span><text:span text:style-name="style11">vS</text:span><text:span text:style-name="style10">*( </text:span><text:span text:style-name="style11">Gravity</text:span><text:span text:style-name="style10">-</text:span><text:span text:style-name="style11">vF </text:span><text:span text:style-name="style10">) );<text:s text:c="2"/></text:span><text:span text:style-name="style2">// ? момент вращений от дрейфовых сдвигов на ВЛ</text:span></text:h>
      <text:h text:style-name="Default">336<text:s text:c="2"/><text:s text:c="4"/><text:span text:style-name="style5">else<text:s text:c="24"/></text:span><text:span text:style-name="style2">// ? здесь или центр тяжести или центр величины</text:span></text:h>
      <text:h text:style-name="Default">337<text:s text:c="2"/><text:s text:c="6"/><text:span text:style-name="style11">B</text:span><text:span text:style-name="style10">=</text:span><text:span text:style-name="style11">_g</text:span><text:span text:style-name="style10">*</text:span><text:span text:style-name="style11">vR</text:span><text:span text:style-name="style10">;<text:s text:c="17"/></text:span><text:span text:style-name="style2">// свободная качка и рыскание на склонах волн /ρ</text:span></text:h>
      <text:h text:style-name="Default">338<text:s text:c="2"/><text:s text:c="4"/><text:span text:style-name="style2">//</text:span></text:h>
      <text:h text:style-name="Default">339<text:s text:c="2"/><text:s text:c="4"/><text:span text:style-name="style2">// боковые смещения полностью гасятся моментом простого крена на циркуляции</text:span></text:h>
      <text:h text:style-name="Default">340<text:s text:c="2"/><text:s text:c="4"/><text:span text:style-name="style2">// таким образом пусть любое ускорение центра масс образует момент пары сил</text:span></text:h>
      <text:h text:style-name="Default">341<text:s text:c="2"/><text:s text:c="4"/><text:span text:style-name="style2">//<text:s text:c="17"/>относительно действующего центра величины (не от осадки)</text:span></text:h>
      <text:h text:style-name="Default">342<text:s text:c="2"/><text:s text:c="4"/><text:span text:style-name="style2">//<text:s text:c="38"/>и плечо в морскую систему отсчётов</text:span></text:h>
      <text:h text:style-name="Default">343<text:s text:c="2"/><text:s text:c="4"/><text:span text:style-name="style5">if</text:span><text:span text:style-name="style10">( </text:span><text:span text:style-name="style11">Route</text:span><text:span text:style-name="style10">.</text:span><text:span text:style-name="style11">len</text:span><text:span text:style-name="style10">&gt;</text:span><text:span text:style-name="style4">3 </text:span><text:span text:style-name="style10">)</text:span></text:h>
      <text:h text:style-name="Default">344<text:s text:c="2"/><text:s text:c="6"/><text:span text:style-name="style11">B </text:span><text:span text:style-name="style10">+= (</text:span><text:span text:style-name="style11">Volume</text:span><text:span text:style-name="style10">/</text:span><text:span text:style-name="style11">Ts</text:span><text:span text:style-name="style10">)*(</text:span><text:span text:style-name="style11">R</text:span><text:span text:style-name="style10">*((</text:span><text:span text:style-name="style11">Route</text:span><text:span text:style-name="style10">[-</text:span><text:span text:style-name="style4">1</text:span><text:span text:style-name="style10">]-</text:span><text:span text:style-name="style4">2.0</text:span><text:span text:style-name="style10">*</text:span><text:span text:style-name="style11">Route</text:span><text:span text:style-name="style10">[-</text:span><text:span text:style-name="style4">2</text:span><text:span text:style-name="style10">]+</text:span><text:span text:style-name="style11">Route</text:span><text:span text:style-name="style10">[-</text:span><text:span text:style-name="style4">3</text:span><text:span text:style-name="style10">])/</text:span><text:span text:style-name="style11">Tensor</text:span><text:span text:style-name="style10">(*</text:span><text:span text:style-name="style5">this</text:span><text:span text:style-name="style10">)));</text:span></text:h>
      <text:h text:style-name="Default">345<text:s text:c="2"/><text:s text:c="4"/><text:span text:style-name="style2">//</text:span></text:h>
      <text:h text:style-name="Default">346<text:s text:c="2"/><text:s text:c="4"/><text:span text:style-name="style2">//<text:s text:c="2"/>Моменты в ускорения поворотов -&gt; скорости вращения -&gt; угловые положения</text:span></text:h>
      <text:h text:style-name="Default">347<text:s text:c="2"/><text:s text:c="4"/><text:span text:style-name="style2">//</text:span></text:h>
      <text:h text:style-name="Default">348<text:s text:c="2"/><text:s text:c="4"/><text:span text:style-name="style11">W </text:span><text:span text:style-name="style10">+= </text:span><text:span text:style-name="style11">Ts</text:span><text:span text:style-name="style10">*(</text:span><text:span text:style-name="style11">B</text:span><text:span text:style-name="style10">/</text:span><text:span text:style-name="style11">Tensor</text:span><text:span text:style-name="style10">(</text:span><text:span text:style-name="style11">inMass</text:span><text:span text:style-name="style10">)); </text:span><text:span text:style-name="style2">// угловые дифференциалы приращения поворотов/ρ</text:span></text:h>
      <text:h text:style-name="Default">349<text:s text:c="2"/><text:s text:c="28"/><text:span text:style-name="style2">// суммирование скоростей крена.дифферента.рыскания</text:span></text:h>
      <text:h text:style-name="Default">350<text:s text:c="2"/><text:s text:c="4"/><text:span text:style-name="style10">{ </text:span><text:span text:style-name="style5">Real </text:span><text:span text:style-name="style11">w</text:span><text:span text:style-name="style10">=</text:span><text:span text:style-name="style16">max</text:span><text:span text:style-name="style10">( </text:span><text:span text:style-name="style11">fabs</text:span><text:span text:style-name="style10">( </text:span><text:span text:style-name="style11">W</text:span><text:span text:style-name="style10">.</text:span><text:span text:style-name="style11">x </text:span><text:span text:style-name="style10">),</text:span><text:span text:style-name="style16">max</text:span><text:span text:style-name="style10">( </text:span><text:span text:style-name="style11">fabs</text:span><text:span text:style-name="style10">( </text:span><text:span text:style-name="style11">W</text:span><text:span text:style-name="style10">.</text:span><text:span text:style-name="style11">y </text:span><text:span text:style-name="style10">),</text:span><text:span text:style-name="style11">fabs</text:span><text:span text:style-name="style10">( </text:span><text:span text:style-name="style11">W</text:span><text:span text:style-name="style10">.</text:span><text:span text:style-name="style11">z </text:span><text:span text:style-name="style10">) ) );</text:span></text:h>
      <text:h text:style-name="Default">351<text:s text:c="2"/><text:s text:c="6"/><text:span text:style-name="style5">if</text:span><text:span text:style-name="style10">( </text:span><text:span text:style-name="style11">w</text:span><text:span text:style-name="style10">&gt;</text:span><text:span text:style-name="style11">_Pi</text:span><text:span text:style-name="style10">/</text:span><text:span text:style-name="style4">6.0 </text:span><text:span text:style-name="style10">)</text:span><text:span text:style-name="style11">W</text:span><text:span text:style-name="style10">*=</text:span><text:span text:style-name="style11">_Pi</text:span><text:span text:style-name="style10">/</text:span><text:span text:style-name="style11">w</text:span><text:span text:style-name="style10">/</text:span><text:span text:style-name="style4">6.0</text:span><text:span text:style-name="style10">; </text:span><text:span text:style-name="style2">//_Pd/6 полный оборот ≈6 сек \оверкиль ≈3сек</text:span></text:h>
      <text:h text:style-name="Default">352<text:s text:c="2"/><text:s text:c="4"/><text:span text:style-name="style10">}</text:span></text:h>
      <text:h text:style-name="Default">353<text:s text:c="2"/><text:s text:c="4"/><text:span text:style-name="style11">U </text:span><text:span text:style-name="style10">= </text:span><text:span text:style-name="style11">W</text:span><text:span text:style-name="style10">; </text:span><text:span text:style-name="style11">U </text:span><text:span text:style-name="style10">&amp;= </text:span><text:span text:style-name="style11">W</text:span><text:span text:style-name="style10">; </text:span><text:span text:style-name="style11">U </text:span><text:span text:style-name="style10">&amp;= </text:span><text:span text:style-name="style11">muM</text:span><text:span text:style-name="style10">*</text:span><text:span text:style-name="style11">Ts</text:span><text:span text:style-name="style10">;<text:s text:c="3"/></text:span><text:span text:style-name="style2">// большие скорости ослабляются степенью куба</text:span></text:h>
      <text:h text:style-name="Default">354<text:s text:c="2"/><text:s text:c="4"/><text:span text:style-name="style11">W</text:span><text:span text:style-name="style10">.</text:span><text:span text:style-name="style11">x </text:span><text:span text:style-name="style10">*= (</text:span><text:span text:style-name="style4">1</text:span><text:span text:style-name="style10">-</text:span><text:span text:style-name="style11">tanh</text:span><text:span text:style-name="style10">(</text:span><text:span text:style-name="style11">U</text:span><text:span text:style-name="style10">.</text:span><text:span text:style-name="style11">x</text:span><text:span text:style-name="style10">)/</text:span><text:span text:style-name="style4">2</text:span><text:span text:style-name="style10">)*</text:span><text:span text:style-name="style11">nM</text:span><text:span text:style-name="style10">.</text:span><text:span text:style-name="style11">x </text:span><text:span text:style-name="style10">* (</text:span><text:span text:style-name="style4">1.0</text:span><text:span text:style-name="style10">-</text:span><text:span text:style-name="style11">sqr</text:span><text:span text:style-name="style10">(</text:span><text:span text:style-name="style11">Dir</text:span><text:span text:style-name="style10">.</text:span><text:span text:style-name="style11">x</text:span><text:span text:style-name="style10">*</text:span><text:span text:style-name="style4">0.5625</text:span><text:span text:style-name="style10">/</text:span><text:span text:style-name="style11">_Pi</text:span><text:span text:style-name="style10">));<text:s text:c="2"/></text:span><text:span text:style-name="style2">// учетверённое</text:span></text:h>
      <text:h text:style-name="Default">355<text:s text:c="2"/><text:s text:c="4"/><text:span text:style-name="style11">W</text:span><text:span text:style-name="style10">.</text:span><text:span text:style-name="style11">y </text:span><text:span text:style-name="style10">*= (</text:span><text:span text:style-name="style4">1</text:span><text:span text:style-name="style10">-</text:span><text:span text:style-name="style11">tanh</text:span><text:span text:style-name="style10">(</text:span><text:span text:style-name="style11">U</text:span><text:span text:style-name="style10">.</text:span><text:span text:style-name="style11">y</text:span><text:span text:style-name="style10">)/</text:span><text:span text:style-name="style4">2</text:span><text:span text:style-name="style10">)*</text:span><text:span text:style-name="style11">nM</text:span><text:span text:style-name="style10">.</text:span><text:span text:style-name="style11">y</text:span><text:span text:style-name="style10">;<text:s text:c="2"/></text:span><text:span text:style-name="style2">// подторма́живание при оверкиле, затем другие</text:span></text:h>
      <text:h text:style-name="Default">356<text:s text:c="2"/><text:s text:c="4"/><text:span text:style-name="style11">W</text:span><text:span text:style-name="style10">.</text:span><text:span text:style-name="style11">z </text:span><text:span text:style-name="style10">*= (</text:span><text:span text:style-name="style4">1</text:span><text:span text:style-name="style10">-</text:span><text:span text:style-name="style11">tanh</text:span><text:span text:style-name="style10">(</text:span><text:span text:style-name="style11">U</text:span><text:span text:style-name="style10">.</text:span><text:span text:style-name="style11">z</text:span><text:span text:style-name="style10">)/</text:span><text:span text:style-name="style4">2</text:span><text:span text:style-name="style10">)*</text:span><text:span text:style-name="style11">nM</text:span><text:span text:style-name="style10">.</text:span><text:span text:style-name="style11">z</text:span><text:span text:style-name="style10">; </text:span><text:span text:style-name="style2">// угловые скорости демпфируются покомпонентно</text:span></text:h>
      <text:h text:style-name="Default">357<text:s text:c="2"/><text:s text:c="4"/><text:span text:style-name="style11">R </text:span><text:span text:style-name="style10">= </text:span><text:span text:style-name="style11">W</text:span><text:span text:style-name="style10">*</text:span><text:span text:style-name="style11">Ts</text:span><text:span text:style-name="style10">;<text:s text:c="20"/></text:span><text:span text:style-name="style2">// здесь приращение собственно углов качки КБ</text:span></text:h>
      <text:h text:style-name="Default">358<text:s text:c="2"/><text:s text:c="2"/><text:span text:style-name="style10">}</text:span></text:h>
      <text:h text:style-name="Default">359<text:s text:c="2"/><text:s text:c="2"/><text:span text:style-name="style15">//! переработка результатов динамического позиционирования и автоматическое</text:span></text:h>
      <text:h text:style-name="Default">360<text:s text:c="2"/><text:s text:c="2"/><text:span text:style-name="style15">//!<text:s text:c="5"/>управление ходом и курсом корабля на штормовой волне</text:span></text:h>
      <text:h text:style-name="Default">361<text:s text:c="2"/><text:s text:c="2"/><text:span text:style-name="style2">//</text:span></text:h>
      <text:h text:style-name="Default">362<text:s text:c="2"/><text:s text:c="2"/><text:span text:style-name="style11">V </text:span><text:span text:style-name="style10">= </text:span><text:span text:style-name="style11">Tensor</text:span><text:span text:style-name="style10">(*</text:span><text:span text:style-name="style5">this</text:span><text:span text:style-name="style10">)*</text:span><text:span text:style-name="style11">V</text:span><text:span text:style-name="style10">;<text:s text:c="12"/></text:span><text:span text:style-name="style2">// переход в общую морскую систему координат</text:span></text:h>
      <text:h text:style-name="Default">363<text:s text:c="2"/><text:s text:c="2"/><text:span text:style-name="style11">V</text:span><text:span text:style-name="style10">.</text:span><text:span text:style-name="style11">rotZ</text:span><text:span text:style-name="style10">( -</text:span><text:span text:style-name="style11">Dir</text:span><text:span text:style-name="style10">.</text:span><text:span text:style-name="style11">z </text:span><text:span text:style-name="style10">);<text:s text:c="15"/></text:span><text:span text:style-name="style2">// в глобальных отсчета к носу, как к северу</text:span></text:h>
      <text:h text:style-name="Default">364<text:s text:c="2"/><text:s text:c="2"/><text:span text:style-name="style11">V</text:span><text:span text:style-name="style10">.</text:span><text:span text:style-name="style11">x </text:span><text:span text:style-name="style10">-= </text:span><text:span text:style-name="style11">cSp</text:span><text:span text:style-name="style10">;<text:s text:c="21"/></text:span><text:span text:style-name="style2">// отклонение скорости идёт на демпфирование</text:span></text:h>
      <text:h text:style-name="Default">365<text:s text:c="2"/><text:s text:c="2"/><text:span text:style-name="style11">U </text:span><text:span text:style-name="style10">= </text:span><text:span text:style-name="style11">V</text:span><text:span text:style-name="style10">; </text:span><text:span text:style-name="style11">U </text:span><text:span text:style-name="style10">&amp;= </text:span><text:span text:style-name="style11">V</text:span><text:span text:style-name="style10">; </text:span><text:span text:style-name="style11">U </text:span><text:span text:style-name="style10">&amp;= </text:span><text:span text:style-name="style11">muF</text:span><text:span text:style-name="style10">*</text:span><text:span text:style-name="style11">Ts</text:span><text:span text:style-name="style10">;<text:s text:c="5"/></text:span><text:span text:style-name="style2">// кубический компонент нормируется th=-1:1</text:span></text:h>
      <text:h text:style-name="Default">366<text:s text:c="2"/><text:s text:c="2"/><text:span text:style-name="style11">V </text:span><text:span text:style-name="style10">&amp;= </text:span><text:span text:style-name="style11">nF</text:span><text:span text:style-name="style10">;<text:s text:c="24"/></text:span><text:span text:style-name="style2">// линейная часть демпфирования малых сдвигов</text:span></text:h>
      <text:h text:style-name="Default">367<text:s text:c="2"/><text:s text:c="2"/><text:span text:style-name="style11">V </text:span><text:span text:style-name="style10">&amp;= (</text:span><text:span text:style-name="style5">Vector</text:span><text:span text:style-name="style10">){ </text:span><text:span text:style-name="style4">1.0</text:span><text:span text:style-name="style10">,</text:span><text:span text:style-name="style4">1</text:span><text:span text:style-name="style10">-</text:span><text:span text:style-name="style11">tanh</text:span><text:span text:style-name="style10">( </text:span><text:span text:style-name="style11">U</text:span><text:span text:style-name="style10">.</text:span><text:span text:style-name="style11">y </text:span><text:span text:style-name="style10">)/</text:span><text:span text:style-name="style4">2</text:span><text:span text:style-name="style10">,</text:span><text:span text:style-name="style4">1</text:span><text:span text:style-name="style10">-</text:span><text:span text:style-name="style11">tanh</text:span><text:span text:style-name="style10">( </text:span><text:span text:style-name="style11">U</text:span><text:span text:style-name="style10">.</text:span><text:span text:style-name="style11">z </text:span><text:span text:style-name="style10">)/</text:span><text:span text:style-name="style4">2 </text:span><text:span text:style-name="style10">};</text:span></text:h>
      <text:h text:style-name="Default">368<text:s text:c="2"/><text:s text:c="2"/><text:span text:style-name="style11">V</text:span><text:span text:style-name="style10">.</text:span><text:span text:style-name="style11">x </text:span><text:span text:style-name="style10">+= </text:span><text:span text:style-name="style11">cSp</text:span><text:span text:style-name="style10">-</text:span><text:span text:style-name="style11">dV</text:span><text:span text:style-name="style10">.</text:span><text:span text:style-name="style11">x</text:span><text:span text:style-name="style10">;<text:s text:c="15"/></text:span><text:span text:style-name="style2">// покомпонентное гашение изменённых скоростей</text:span></text:h>
      <text:h text:style-name="Default">369<text:s text:c="2"/><text:s text:c="2"/><text:span text:style-name="style11">Speed </text:span><text:span text:style-name="style10">= </text:span><text:span text:style-name="style11">V</text:span><text:span text:style-name="style10">.</text:span><text:span text:style-name="style11">x</text:span><text:span text:style-name="style10">;<text:s text:c="19"/></text:span><text:span text:style-name="style2">// скорость хода в МБ для информационных нужд</text:span></text:h>
      <text:h text:style-name="Default">370<text:s text:c="2"/><text:s text:c="2"/><text:span text:style-name="style11">V</text:span><text:span text:style-name="style10">.</text:span><text:span text:style-name="style11">rotZ</text:span><text:span text:style-name="style10">( </text:span><text:span text:style-name="style11">Dir</text:span><text:span text:style-name="style10">.</text:span><text:span text:style-name="style11">z </text:span><text:span text:style-name="style10">);<text:s text:c="15"/></text:span><text:span text:style-name="style2">// обновление курса с коррекцией демпфирования</text:span></text:h>
      <text:h text:style-name="Default">371<text:s text:c="2"/><text:s text:c="2"/><text:span text:style-name="style11">V </text:span><text:span text:style-name="style10">= </text:span><text:span text:style-name="style11">V</text:span><text:span text:style-name="style10">/</text:span><text:span text:style-name="style11">Tensor</text:span><text:span text:style-name="style10">(*</text:span><text:span text:style-name="style5">this</text:span><text:span text:style-name="style10">);<text:s text:c="11"/></text:span><text:span text:style-name="style2">// возврат из МБ в КБ</text:span></text:h>
      <text:h text:style-name="Default">372<text:s text:c="2"/><text:s text:c="2"/><text:span text:style-name="style2">//</text:span></text:h>
      <text:h text:style-name="Default">373<text:s text:c="2"/><text:s text:c="2"/><text:span text:style-name="style2">// для изменчивого хода необходимо устраивать соревнование с тягой движителей</text:span></text:h>
      <text:h text:style-name="Default">374<text:s text:c="2"/><text:s text:c="2"/><text:span text:style-name="style2">// - или плавное управление ходом корабля с неким предопределенным ускорением</text:span></text:h>
      <text:h text:style-name="Default">375<text:s text:c="2"/><text:s text:c="2"/><text:span text:style-name="style2">// = по сути а-ля преодоление сопротивления пропорционально квадрату скорости</text:span></text:h>
      <text:h text:style-name="Default">376<text:s text:c="2"/><text:s text:c="2"/><text:span text:style-name="style10">{</text:span></text:h>
      <text:h text:style-name="Default">377<text:s text:c="2"/><text:s text:c="4"/><text:span text:style-name="style15">//!<text:s text:c="3"/>управление курсом корабля с выбором относительно медленной циркуляции</text:span></text:h>
      <text:h text:style-name="Default">378<text:s text:c="2"/><text:s text:c="4"/><text:span text:style-name="style2">//</text:span></text:h>
      <text:h text:style-name="Default">379<text:s text:c="2"/><text:s text:c="3"/><text:span text:style-name="style5">static bool </text:span><text:span text:style-name="style11">Kurs</text:span><text:span text:style-name="style10">=</text:span><text:span text:style-name="style5">true</text:span><text:span text:style-name="style10">;<text:s text:c="3"/></text:span><text:span text:style-name="style2">// на заданном курсе - изначально выставляется Норд</text:span></text:h>
      <text:h text:style-name="Default">380<text:s text:c="2"/><text:s text:c="15"/><text:span text:style-name="style2">// Ty=x*Zenit - азимут по правому траверзу в плоскости горизонта</text:span></text:h>
      <text:h text:style-name="Default">381<text:s text:c="2"/><text:s text:c="3"/><text:span text:style-name="style5">Vector </text:span><text:span text:style-name="style11">Tr </text:span><text:span text:style-name="style10">= </text:span><text:span text:style-name="style11">Zenit</text:span><text:span text:style-name="style10">*(</text:span><text:span text:style-name="style11">x</text:span><text:span text:style-name="style10">*</text:span><text:span text:style-name="style11">Zenit</text:span><text:span text:style-name="style10">);<text:s text:c="4"/></text:span><text:span text:style-name="style2">// курс &lt;= перпендикуляр от правого траверза</text:span></text:h>
      <text:h text:style-name="Default">382<text:s text:c="2"/><text:s text:c="3"/><text:span text:style-name="style5">Real </text:span><text:span text:style-name="style11">dR</text:span><text:span text:style-name="style10">=</text:span><text:span text:style-name="style11">angle</text:span><text:span text:style-name="style10">( </text:span><text:span text:style-name="style11">Course</text:span><text:span text:style-name="style10">,</text:span><text:span text:style-name="style11">atan2</text:span><text:span text:style-name="style10">( -</text:span><text:span text:style-name="style11">Tr</text:span><text:span text:style-name="style10">.</text:span><text:span text:style-name="style11">y</text:span><text:span text:style-name="style10">,</text:span><text:span text:style-name="style11">Tr</text:span><text:span text:style-name="style10">.</text:span><text:span text:style-name="style11">x </text:span><text:span text:style-name="style10">) ),<text:s text:c="3"/></text:span><text:span text:style-name="style2">// все углы от -180° до +180°</text:span></text:h>
      <text:h text:style-name="Default">383<text:s text:c="2"/><text:s text:c="8"/><text:span text:style-name="style11">dA</text:span><text:span text:style-name="style10">=</text:span><text:span text:style-name="style11">copysign</text:span><text:span text:style-name="style10">( (</text:span><text:span text:style-name="style11">ScanStatus</text:span><text:span text:style-name="style10">()&amp;</text:span><text:span text:style-name="style11">ALT</text:span><text:span text:style-name="style10">)?</text:span><text:span text:style-name="style4">0.0</text:span><text:span text:style-name="style10">:</text:span><text:span text:style-name="style11">dCs</text:span><text:span text:style-name="style10">*</text:span><text:span text:style-name="style11">Ts</text:span><text:span text:style-name="style10">,</text:span><text:span text:style-name="style11">z</text:span><text:span text:style-name="style10">.</text:span><text:span text:style-name="style11">z </text:span><text:span text:style-name="style10">);<text:s text:c="2"/></text:span><text:span text:style-name="style2">// задержка поворота</text:span></text:h>
      <text:h text:style-name="Default">384<text:s text:c="2"/><text:s text:c="4"/><text:span text:style-name="style5">if</text:span><text:span text:style-name="style10">( </text:span><text:span text:style-name="style11">fabs</text:span><text:span text:style-name="style10">( </text:span><text:span text:style-name="style11">dR </text:span><text:span text:style-name="style10">)&lt;</text:span><text:span text:style-name="style4">0.1</text:span><text:span text:style-name="style10">*</text:span><text:span text:style-name="style11">_dR </text:span><text:span text:style-name="style10">)</text:span><text:span text:style-name="style11">Kurs</text:span><text:span text:style-name="style10">=</text:span><text:span text:style-name="style5">true</text:span><text:span text:style-name="style10">,</text:span><text:span text:style-name="style11">dCs</text:span><text:span text:style-name="style10">=</text:span><text:span text:style-name="style11">_Ph</text:span><text:span text:style-name="style10">/</text:span><text:span text:style-name="style4">60</text:span><text:span text:style-name="style10">; </text:span><text:span text:style-name="style2">// на курсе плавное удержание</text:span></text:h>
      <text:h text:style-name="Default">385<text:s text:c="2"/><text:s text:c="4"/><text:span text:style-name="style5">if</text:span><text:span text:style-name="style10">( </text:span><text:span text:style-name="style11">fabs</text:span><text:span text:style-name="style10">( </text:span><text:span text:style-name="style11">dR </text:span><text:span text:style-name="style10">)&lt;</text:span><text:span text:style-name="style11">_Pi</text:span><text:span text:style-name="style10">/</text:span><text:span text:style-name="style4">32 </text:span><text:span text:style-name="style10">&amp;&amp; </text:span><text:span text:style-name="style11">Kurs </text:span><text:span text:style-name="style10">)</text:span><text:span text:style-name="style11">dR</text:span><text:span text:style-name="style10">=</text:span><text:span text:style-name="style4">0.0</text:span><text:span text:style-name="style10">; </text:span><text:span text:style-name="style5">else</text:span></text:h>
      <text:h text:style-name="Default">386<text:s text:c="2"/><text:s text:c="4"/><text:span text:style-name="style10">{ </text:span><text:span text:style-name="style11">Kurs</text:span><text:span text:style-name="style10">=</text:span><text:span text:style-name="style5">false</text:span><text:span text:style-name="style10">;</text:span><text:span text:style-name="style11">R</text:span><text:span text:style-name="style10">.</text:span><text:span text:style-name="style11">z</text:span><text:span text:style-name="style10">-=(</text:span><text:span text:style-name="style11">dR</text:span><text:span text:style-name="style10">=</text:span><text:span text:style-name="style16">minmax</text:span><text:span text:style-name="style10">(-</text:span><text:span text:style-name="style11">dA</text:span><text:span text:style-name="style10">,</text:span><text:span text:style-name="style11">dR</text:span><text:span text:style-name="style10">,</text:span><text:span text:style-name="style11">dA</text:span><text:span text:style-name="style10">));</text:span><text:span text:style-name="style2">// ограничение скорости циркуляции</text:span></text:h>
      <text:h text:style-name="Default">387<text:s text:c="2"/><text:s text:c="4"/><text:span text:style-name="style10">}</text:span></text:h>
      <text:h text:style-name="Default">388<text:s text:c="2"/><text:s text:c="4"/><text:span text:style-name="style5">if</text:span><text:span text:style-name="style10">( </text:span><text:span text:style-name="style11">Statum </text:span><text:span text:style-name="style10">)</text:span></text:h>
      <text:h text:style-name="Default">389<text:s text:c="2"/><text:s text:c="4"/><text:span text:style-name="style10">{ </text:span><text:span text:style-name="style5">if</text:span><text:span text:style-name="style10">( </text:span><text:span text:style-name="style11">fabs</text:span><text:span text:style-name="style10">( </text:span><text:span text:style-name="style11">Dir</text:span><text:span text:style-name="style10">.</text:span><text:span text:style-name="style11">y</text:span><text:span text:style-name="style10">+</text:span><text:span text:style-name="style11">R</text:span><text:span text:style-name="style10">.</text:span><text:span text:style-name="style11">y </text:span><text:span text:style-name="style10">)&lt;</text:span><text:span text:style-name="style11">_Ph</text:span><text:span text:style-name="style10">*</text:span><text:span text:style-name="style4">0.85 </text:span><text:span text:style-name="style10">)<text:s text:c="7"/></text:span><text:span text:style-name="style2">//- ограничение дифферента до 84°</text:span></text:h>
      <text:h text:style-name="Default">390<text:s text:c="2"/><text:s text:c="6"/><text:span text:style-name="style11">Rotate</text:span><text:span text:style-name="style10">( </text:span><text:span text:style-name="style11">R</text:span><text:span text:style-name="style10">.</text:span><text:span text:style-name="style11">y</text:span><text:span text:style-name="style10">,</text:span><text:span text:style-name="style11">dir</text:span><text:span text:style-name="style10">( </text:span><text:span text:style-name="style11">Zenit</text:span><text:span text:style-name="style10">*(</text:span><text:span text:style-name="style11">y</text:span><text:span text:style-name="style10">*</text:span><text:span text:style-name="style11">Zenit</text:span><text:span text:style-name="style10">) ) );<text:s text:c="2"/></text:span><text:span text:style-name="style2">//+ дифферент от вертикали в МБ</text:span></text:h>
      <text:h text:style-name="Default">391<text:s text:c="2"/><text:s text:c="6"/><text:span text:style-name="style11">Rotate</text:span><text:span text:style-name="style10">( </text:span><text:span text:style-name="style11">R</text:span><text:span text:style-name="style10">.</text:span><text:span text:style-name="style11">x</text:span><text:span text:style-name="style10">,</text:span><text:span text:style-name="style11">x </text:span><text:span text:style-name="style10">);<text:s text:c="7"/></text:span><text:span text:style-name="style2">//+ крен<text:s text:c="5"/>в KB = строго на корабельной абсциссе</text:span></text:h>
      <text:h text:style-name="Default">392<text:s text:c="2"/><text:s text:c="4"/><text:span text:style-name="style10">} </text:span><text:span text:style-name="style11">Rotate</text:span><text:span text:style-name="style10">( </text:span><text:span text:style-name="style11">R</text:span><text:span text:style-name="style10">.</text:span><text:span text:style-name="style11">z</text:span><text:span text:style-name="style10">,</text:span><text:span text:style-name="style11">Zenit </text:span><text:span text:style-name="style10">);<text:s text:c="3"/></text:span><text:span text:style-name="style2">//+ рыскание в МБ ~ отклонение курса при вертикали</text:span></text:h>
      <text:h text:style-name="Default">393<text:s text:c="2"/><text:s text:c="4"/><text:span text:style-name="style2">//</text:span></text:h>
      <text:h text:style-name="Default">394<text:s text:c="2"/><text:s text:c="4"/><text:span text:style-name="style2">//<text:s text:c="3"/>что бы ни получили в проворотах, требуется корректура угловых отсчётов</text:span></text:h>
      <text:h text:style-name="Default">395<text:s text:c="2"/><text:s text:c="4"/><text:span text:style-name="style2">//<text:s text:c="7"/>~~ вынужденная проблема корректировки курсовых углов и углов качки</text:span></text:h>
      <text:h text:style-name="Default">396<text:s text:c="2"/><text:s text:c="4"/><text:span text:style-name="style2">//</text:span></text:h>
      <text:h text:style-name="Default">397<text:s text:c="2"/><text:s text:c="4"/><text:span text:style-name="style11">Tr </text:span><text:span text:style-name="style10">= </text:span><text:span text:style-name="style11">Zenit</text:span><text:span text:style-name="style10">*(</text:span><text:span text:style-name="style11">x</text:span><text:span text:style-name="style10">*</text:span><text:span text:style-name="style11">Zenit</text:span><text:span text:style-name="style10">);<text:s text:c="2"/></text:span><text:span text:style-name="style2">// курс = перпендикуляр в горизонте правого траверза</text:span></text:h>
      <text:h text:style-name="Default">398<text:s text:c="2"/><text:s text:c="4"/><text:span text:style-name="style11">Dir</text:span><text:span text:style-name="style10">.</text:span><text:span text:style-name="style11">z</text:span><text:span text:style-name="style10">=</text:span><text:span text:style-name="style11">atan2</text:span><text:span text:style-name="style10">( </text:span><text:span text:style-name="style11">Tr</text:span><text:span text:style-name="style10">.</text:span><text:span text:style-name="style11">y</text:span><text:span text:style-name="style10">,</text:span><text:span text:style-name="style11">Tr</text:span><text:span text:style-name="style10">.</text:span><text:span text:style-name="style11">x </text:span><text:span text:style-name="style10">);<text:s text:c="5"/></text:span><text:span text:style-name="style2">// корректировка систематической девиации</text:span></text:h>
      <text:h text:style-name="Default">399<text:s text:c="2"/><text:s text:c="4"/><text:span text:style-name="style5">if</text:span><text:span text:style-name="style10">( </text:span><text:span text:style-name="style11">Statum </text:span><text:span text:style-name="style10">)<text:s text:c="18"/></text:span><text:span text:style-name="style2">// ~~ нет режима кинематического скольжения</text:span></text:h>
      <text:h text:style-name="Default">400<text:s text:c="2"/><text:s text:c="4"/><text:span text:style-name="style10">{ </text:span><text:span text:style-name="style11">Tr </text:span><text:span text:style-name="style10">= </text:span><text:span text:style-name="style11">Tr</text:span><text:span text:style-name="style10">/</text:span><text:span text:style-name="style11">Tensor</text:span><text:span text:style-name="style10">(*</text:span><text:span text:style-name="style5">this</text:span><text:span text:style-name="style10">);<text:s text:c="6"/></text:span><text:span text:style-name="style2">// тем же курсом к продольному дифференту<text:s text:c="2"/>КБ</text:span></text:h>
      <text:h text:style-name="Default">401<text:s text:c="2"/><text:s text:c="6"/><text:span text:style-name="style11">Dir</text:span><text:span text:style-name="style10">.</text:span><text:span text:style-name="style11">y</text:span><text:span text:style-name="style10">=</text:span><text:span text:style-name="style11">atan2</text:span><text:span text:style-name="style10">( </text:span><text:span text:style-name="style11">Tr</text:span><text:span text:style-name="style10">.</text:span><text:span text:style-name="style11">z</text:span><text:span text:style-name="style10">,</text:span><text:span text:style-name="style11">Tr</text:span><text:span text:style-name="style10">.</text:span><text:span text:style-name="style11">x </text:span><text:span text:style-name="style10">);<text:s text:c="3"/></text:span><text:span text:style-name="style2">// по обратному отсчету по подъему горизонта</text:span></text:h>
      <text:h text:style-name="Default">402<text:s text:c="2"/><text:s text:c="6"/><text:span text:style-name="style11">Tr </text:span><text:span text:style-name="style10">= </text:span><text:span text:style-name="style11">Zenit</text:span><text:span text:style-name="style10">/</text:span><text:span text:style-name="style11">Tensor</text:span><text:span text:style-name="style10">(*</text:span><text:span text:style-name="style5">this</text:span><text:span text:style-name="style10">);<text:s text:c="3"/></text:span><text:span text:style-name="style2">// зенит во взгляде в корабельных координатах</text:span></text:h>
      <text:h text:style-name="Default">403<text:s text:c="2"/><text:s text:c="6"/><text:span text:style-name="style11">Dir</text:span><text:span text:style-name="style10">.</text:span><text:span text:style-name="style11">x</text:span><text:span text:style-name="style10">=</text:span><text:span text:style-name="style11">atan2</text:span><text:span text:style-name="style10">( </text:span><text:span text:style-name="style11">Tr</text:span><text:span text:style-name="style10">.</text:span><text:span text:style-name="style11">y</text:span><text:span text:style-name="style10">,</text:span><text:span text:style-name="style11">Tr</text:span><text:span text:style-name="style10">.</text:span><text:span text:style-name="style11">z </text:span><text:span text:style-name="style10">);<text:s text:c="3"/></text:span><text:span text:style-name="style2">// крен в заглублении отсчёта оси ординат<text:s text:c="2"/>КБ</text:span></text:h>
      <text:h text:style-name="Default">404<text:s text:c="2"/><text:s text:c="4"/><text:span text:style-name="style10">}</text:span></text:h>
      <text:h text:style-name="Default">405<text:s text:c="2"/><text:s text:c="4"/><text:span text:style-name="style2">// ежесекундная отметка навигационной информации на консоли(признак работы)</text:span></text:h>
      <text:h text:style-name="Default">406<text:s text:c="2"/><text:s text:c="4"/><text:span text:style-name="style2">//</text:span></text:h>
      <text:h text:style-name="Default">407<text:s text:c="2"/><text:s text:c="3"/><text:span text:style-name="style5">static Real </text:span><text:span text:style-name="style11">Tz</text:span><text:span text:style-name="style10">=</text:span><text:span text:style-name="style4">0</text:span><text:span text:style-name="style10">; </text:span><text:span text:style-name="style2">// и посекундная выдача динамики хода на текстовую консоль</text:span></text:h>
      <text:h text:style-name="Default">408<text:s text:c="2"/><text:s text:c="4"/><text:span text:style-name="style5">if</text:span><text:span text:style-name="style10">( </text:span><text:span text:style-name="style11">Sea</text:span><text:span text:style-name="style10">.</text:span><text:span text:style-name="style11">Trun</text:span><text:span text:style-name="style10">-</text:span><text:span text:style-name="style11">Tz</text:span><text:span text:style-name="style10">&gt;</text:span><text:span text:style-name="style4">1.0 </text:span><text:span text:style-name="style10">){ </text:span><text:span text:style-name="style11">Tz</text:span><text:span text:style-name="style10">=</text:span><text:span text:style-name="style11">Sea</text:span><text:span text:style-name="style10">.</text:span><text:span text:style-name="style11">Trun</text:span><text:span text:style-name="style10">; </text:span><text:span text:style-name="style11">textcolor</text:span><text:span text:style-name="style10">( </text:span><text:span text:style-name="style11">LIGHTCYAN </text:span><text:span text:style-name="style10">);</text:span></text:h>
      <text:h text:style-name="Default">409<text:s text:c="2"/><text:s text:c="8"/><text:span text:style-name="style11">cprint</text:span><text:span text:style-name="style10">( </text:span><text:span text:style-name="style4">2</text:span><text:span text:style-name="style10">,</text:span><text:span text:style-name="style4">22</text:span><text:span text:style-name="style10">,</text:span><text:span text:style-name="style6">" Курс( ∂ )заданный =&gt; %.1f°&lt;%.1f&gt; %.1f°<text:s text:c="4"/>\n"</text:span></text:h>
      <text:h text:style-name="Default">410<text:s text:c="2"/><text:s text:c="21"/><text:span text:style-name="style6">"<text:s text:c="11"/>крен %3.1f°,<text:s text:c="2"/>дифферент %3.1f°<text:s text:c="2"/>\n"</text:span></text:h>
      <text:h text:style-name="Default">411<text:s text:c="2"/><text:s text:c="21"/><text:span text:style-name="style6">"<text:s text:c="11"/>Скорость %3.1f из %3.1f узлов<text:s text:c="3"/>\n"</text:span><text:span text:style-name="style10">,</text:span></text:h>
      <text:h text:style-name="Default">412<text:s text:c="2"/><text:s text:c="20"/><text:span text:style-name="style10">-</text:span><text:span text:style-name="style11">Dir</text:span><text:span text:style-name="style10">.</text:span><text:span text:style-name="style11">z</text:span><text:span text:style-name="style10">*</text:span><text:span text:style-name="style11">_Rd</text:span><text:span text:style-name="style10">,</text:span><text:span text:style-name="style11">dR</text:span><text:span text:style-name="style10">*</text:span><text:span text:style-name="style11">_Rd</text:span><text:span text:style-name="style10">,</text:span><text:span text:style-name="style11">Course</text:span><text:span text:style-name="style10">*</text:span><text:span text:style-name="style11">_Rd</text:span><text:span text:style-name="style10">,</text:span><text:span text:style-name="style11">Dir</text:span><text:span text:style-name="style10">.</text:span><text:span text:style-name="style11">x</text:span><text:span text:style-name="style10">*</text:span><text:span text:style-name="style11">_Rd</text:span><text:span text:style-name="style10">,</text:span><text:span text:style-name="style11">Dir</text:span><text:span text:style-name="style10">.</text:span><text:span text:style-name="style11">y</text:span><text:span text:style-name="style10">*</text:span><text:span text:style-name="style11">_Rd</text:span><text:span text:style-name="style10">,</text:span></text:h>
      <text:h text:style-name="Default">413<text:s text:c="2"/><text:s text:c="21"/><text:span text:style-name="style11">Speed</text:span><text:span text:style-name="style10">*</text:span><text:span text:style-name="style4">3600</text:span><text:span text:style-name="style10">/</text:span><text:span text:style-name="style11">_Mile</text:span><text:span text:style-name="style10">,</text:span><text:span text:style-name="style11">cSp</text:span><text:span text:style-name="style10">*</text:span><text:span text:style-name="style4">3600</text:span><text:span text:style-name="style10">/</text:span><text:span text:style-name="style11">_Mile </text:span><text:span text:style-name="style10">),</text:span><text:span text:style-name="style11">gotoxy</text:span><text:span text:style-name="style10">( </text:span><text:span text:style-name="style4">2</text:span><text:span text:style-name="style10">,</text:span><text:span text:style-name="style4">22 </text:span><text:span text:style-name="style10">);</text:span></text:h>
      <text:h text:style-name="Default">414<text:s text:c="2"/><text:s text:c="4"/><text:span text:style-name="style10">}</text:span></text:h>
      <text:h text:style-name="Default">415<text:s text:c="2"/><text:s text:c="2"/><text:span text:style-name="style10">}</text:span></text:h>
      <text:h text:style-name="Default">416<text:s text:c="2"/><text:s text:c="2"/><text:span text:style-name="style2">// дополнение скорости хода по текущему курсу, построение траектории движения</text:span></text:h>
      <text:h text:style-name="Default">417<text:s text:c="2"/><text:s text:c="2"/><text:span text:style-name="style2">//</text:span></text:h>
      <text:h text:style-name="Default">418<text:s text:c="2"/><text:s text:c="2"/><text:span text:style-name="style11">Whirl </text:span><text:span text:style-name="style10">+= </text:span><text:span text:style-name="style11">W</text:span><text:span text:style-name="style10">;<text:s text:c="8"/></text:span><text:span text:style-name="style2">// угловые скорости изменения курса, крена и дифферента КБ</text:span></text:h>
      <text:h text:style-name="Default">419<text:s text:c="2"/><text:s text:c="2"/><text:span text:style-name="style11">Swing </text:span><text:span text:style-name="style10">+= </text:span><text:span text:style-name="style11">angle</text:span><text:span text:style-name="style10">( </text:span><text:span text:style-name="style11">Dir </text:span><text:span text:style-name="style10">); </text:span><text:span text:style-name="style2">// величины осевых углов Крылова-Эйлера(временно) в МБ</text:span></text:h>
      <text:h text:style-name="Default">420<text:s text:c="2"/><text:s text:c="2"/><text:span text:style-name="style11">Rate </text:span><text:span text:style-name="style10">+= </text:span><text:span text:style-name="style11">V</text:span><text:span text:style-name="style10">;<text:s text:c="8"/></text:span><text:span text:style-name="style2">// поступательные скорости под действием архимедовых сил</text:span></text:h>
      <text:h text:style-name="Default">421<text:s text:c="2"/><text:s text:c="19"/><text:span text:style-name="style2">// всплытия, и градиентов давления под волновыми склонами КБ</text:span></text:h>
      <text:h text:style-name="Default">422<text:s text:c="2"/><text:span text:style-name="style2">//( U=Buoyancy ).z=0.0; // выбор нового местоположения вдоль маршрута движения</text:span></text:h>
      <text:h text:style-name="Default">423<text:s text:c="2"/><text:s text:c="2"/><text:span text:style-name="style11">vC </text:span><text:span text:style-name="style10">= </text:span><text:span text:style-name="style11">Gravity</text:span><text:span text:style-name="style10">;<text:s text:c="9"/></text:span><text:span text:style-name="style2">// уточнение к подводному центру бокового сопротивления</text:span></text:h>
      <text:h text:style-name="Default">424<text:s text:c="2"/><text:s text:c="2"/><text:span text:style-name="style5">if</text:span><text:span text:style-name="style10">( </text:span><text:span text:style-name="style11">iV</text:span><text:span text:style-name="style10">&gt;</text:span><text:span text:style-name="style11">Volume</text:span><text:span text:style-name="style10">*</text:span><text:span text:style-name="style11">eps </text:span><text:span text:style-name="style10">)<text:s text:c="20"/></text:span><text:span text:style-name="style2">// здесь часть корпуса касается воды..</text:span></text:h>
      <text:h text:style-name="Default">425<text:s text:c="2"/><text:s text:c="2"/><text:span text:style-name="style10">{ </text:span><text:span text:style-name="style11">dV </text:span><text:span text:style-name="style10">= ( </text:span><text:span text:style-name="style11">vF</text:span><text:span text:style-name="style10">*</text:span><text:span text:style-name="style11">iF </text:span><text:span text:style-name="style10">+ </text:span><text:span text:style-name="style11">vB</text:span><text:span text:style-name="style10">*</text:span><text:span text:style-name="style11">iV </text:span><text:span text:style-name="style10">)/( </text:span><text:span text:style-name="style11">iF</text:span><text:span text:style-name="style10">+</text:span><text:span text:style-name="style11">iV </text:span><text:span text:style-name="style10">);<text:s text:c="4"/></text:span><text:span text:style-name="style2">// без ватерлинии будет центр величины</text:span></text:h>
      <text:h text:style-name="Default">426<text:s text:c="2"/><text:s text:c="4"/><text:span text:style-name="style11">R</text:span><text:span text:style-name="style10">.</text:span><text:span text:style-name="style11">x</text:span><text:span text:style-name="style10">= ( </text:span><text:span text:style-name="style4">1.0</text:span><text:span text:style-name="style10">+</text:span><text:span text:style-name="style11">tanh</text:span><text:span text:style-name="style10">(</text:span><text:span text:style-name="style11">muF</text:span><text:span text:style-name="style10">.</text:span><text:span text:style-name="style11">x</text:span><text:span text:style-name="style10">) )/</text:span><text:span text:style-name="style4">2.0</text:span><text:span text:style-name="style10">; </text:span><text:span text:style-name="style11">U</text:span><text:span text:style-name="style10">.</text:span><text:span text:style-name="style11">x</text:span><text:span text:style-name="style10">=</text:span><text:span text:style-name="style11">iVz</text:span><text:span text:style-name="style10">*( </text:span><text:span text:style-name="style4">1.0</text:span><text:span text:style-name="style10">-</text:span><text:span text:style-name="style11">R</text:span><text:span text:style-name="style10">.</text:span><text:span text:style-name="style11">x </text:span><text:span text:style-name="style10">);</text:span></text:h>
      <text:h text:style-name="Default">427<text:s text:c="2"/><text:s text:c="4"/><text:span text:style-name="style11">R</text:span><text:span text:style-name="style10">.</text:span><text:span text:style-name="style11">y</text:span><text:span text:style-name="style10">= ( </text:span><text:span text:style-name="style4">1.0</text:span><text:span text:style-name="style10">+</text:span><text:span text:style-name="style11">tanh</text:span><text:span text:style-name="style10">(</text:span><text:span text:style-name="style11">muF</text:span><text:span text:style-name="style10">.</text:span><text:span text:style-name="style11">y</text:span><text:span text:style-name="style10">) )/</text:span><text:span text:style-name="style4">2.0</text:span><text:span text:style-name="style10">; </text:span><text:span text:style-name="style11">U</text:span><text:span text:style-name="style10">.</text:span><text:span text:style-name="style11">y</text:span><text:span text:style-name="style10">=</text:span><text:span text:style-name="style11">iVz</text:span><text:span text:style-name="style10">*( </text:span><text:span text:style-name="style4">1.0</text:span><text:span text:style-name="style10">-</text:span><text:span text:style-name="style11">R</text:span><text:span text:style-name="style10">.</text:span><text:span text:style-name="style11">y </text:span><text:span text:style-name="style10">);</text:span></text:h>
      <text:h text:style-name="Default">428<text:s text:c="2"/><text:s text:c="4"/><text:span text:style-name="style11">R</text:span><text:span text:style-name="style10">.</text:span><text:span text:style-name="style11">z</text:span><text:span text:style-name="style10">= ( </text:span><text:span text:style-name="style4">1.0</text:span><text:span text:style-name="style10">+</text:span><text:span text:style-name="style11">tanh</text:span><text:span text:style-name="style10">(</text:span><text:span text:style-name="style11">muF</text:span><text:span text:style-name="style10">.</text:span><text:span text:style-name="style11">z</text:span><text:span text:style-name="style10">) )/</text:span><text:span text:style-name="style4">2.0</text:span><text:span text:style-name="style10">; </text:span><text:span text:style-name="style11">U</text:span><text:span text:style-name="style10">.</text:span><text:span text:style-name="style11">z</text:span><text:span text:style-name="style10">=</text:span><text:span text:style-name="style11">iVz</text:span><text:span text:style-name="style10">*( </text:span><text:span text:style-name="style4">1.0</text:span><text:span text:style-name="style10">-</text:span><text:span text:style-name="style11">R</text:span><text:span text:style-name="style10">.</text:span><text:span text:style-name="style11">z </text:span><text:span text:style-name="style10">); </text:span><text:span text:style-name="style11">R</text:span><text:span text:style-name="style10">*=</text:span><text:span text:style-name="style11">iV</text:span><text:span text:style-name="style10">;</text:span></text:h>
      <text:h text:style-name="Default">429<text:s text:c="2"/><text:s text:c="4"/><text:span text:style-name="style11">vC </text:span><text:span text:style-name="style10">= ( </text:span><text:span text:style-name="style11">dV</text:span><text:span text:style-name="style10">&amp;</text:span><text:span text:style-name="style11">R </text:span><text:span text:style-name="style10">)+( </text:span><text:span text:style-name="style11">Gravity</text:span><text:span text:style-name="style10">&amp;</text:span><text:span text:style-name="style11">U </text:span><text:span text:style-name="style10">); </text:span><text:span text:style-name="style11">vC</text:span><text:span text:style-name="style10">.</text:span><text:span text:style-name="style11">x</text:span><text:span text:style-name="style10">/=</text:span><text:span text:style-name="style11">R</text:span><text:span text:style-name="style10">.</text:span><text:span text:style-name="style11">x</text:span><text:span text:style-name="style10">+</text:span><text:span text:style-name="style11">U</text:span><text:span text:style-name="style10">.</text:span><text:span text:style-name="style11">x</text:span><text:span text:style-name="style10">; </text:span><text:span text:style-name="style11">vC</text:span><text:span text:style-name="style10">.</text:span><text:span text:style-name="style11">y</text:span><text:span text:style-name="style10">/=</text:span><text:span text:style-name="style11">R</text:span><text:span text:style-name="style10">.</text:span><text:span text:style-name="style11">y</text:span><text:span text:style-name="style10">+</text:span><text:span text:style-name="style11">U</text:span><text:span text:style-name="style10">.</text:span><text:span text:style-name="style11">y</text:span><text:span text:style-name="style10">; </text:span><text:span text:style-name="style11">vC</text:span><text:span text:style-name="style10">.</text:span><text:span text:style-name="style11">z</text:span><text:span text:style-name="style10">/=</text:span><text:span text:style-name="style11">R</text:span><text:span text:style-name="style10">.</text:span><text:span text:style-name="style11">z</text:span><text:span text:style-name="style10">+</text:span><text:span text:style-name="style11">U</text:span><text:span text:style-name="style10">.</text:span><text:span text:style-name="style11">z</text:span><text:span text:style-name="style10">;</text:span></text:h>
      <text:h text:style-name="Default">430<text:s text:c="2"/><text:s text:c="2"/><text:span text:style-name="style10">}</text:span></text:h>
      <text:h text:style-name="Default">431<text:s text:c="2"/><text:s text:c="2"/><text:span text:style-name="style11">Route</text:span><text:span text:style-name="style10">+=( </text:span><text:span text:style-name="style11">Locate</text:span><text:span text:style-name="style10">+=</text:span><text:span text:style-name="style11">Matrix</text:span><text:span text:style-name="style10">(*</text:span><text:span text:style-name="style5">this</text:span><text:span text:style-name="style10">)*( ( </text:span><text:span text:style-name="style11">V</text:span><text:span text:style-name="style10">+</text:span><text:span text:style-name="style11">vC</text:span><text:span text:style-name="style10">*</text:span><text:span text:style-name="style11">W </text:span><text:span text:style-name="style10">)*</text:span><text:span text:style-name="style11">Ts </text:span><text:span text:style-name="style10">) ); </text:span><text:span text:style-name="style2">//+Matrix(*this)*Gravity;</text:span></text:h>
      <text:h text:style-name="Default">432<text:s text:c="2"/><text:s text:c="2"/><text:span text:style-name="style11">Z </text:span><text:span text:style-name="style10">= </text:span><text:span text:style-name="style11">Locate</text:span><text:span text:style-name="style10">.</text:span><text:span text:style-name="style11">z</text:span><text:span text:style-name="style10">;<text:s text:c="3"/></text:span><text:span text:style-name="style2">// ++ отклонение по аппликате от исходного центра масс МБ</text:span></text:h>
      <text:h text:style-name="Default">433<text:s text:c="2"/><text:s text:c="18"/><text:span text:style-name="style2">// центр корабельного базиса и собственно траектория хода МБ</text:span></text:h>
      <text:h text:style-name="Default">434<text:s text:c="2"/><text:s text:c="2"/><text:span text:style-name="style5">return </text:span><text:span text:style-name="style10">*</text:span><text:span text:style-name="style5">this</text:span><text:span text:style-name="style10">;<text:s text:c="3"/></text:span><text:span text:style-name="style2">// вертикаль центра отсчета согласует осадку с водоизмещением</text:span></text:h>
      <text:h text:style-name="Default">435<text:s text:c="2"/><text:span text:style-name="style10">}</text:span></text:h>
      <text:h text:style-name="Default">436<text:s text:c="2"/><text:span text:style-name="style1">/*<text:s text:c="2"/>пока и так издревле повелось с тремя неверными углами Эйлера-Крылова</text:span></text:h>
      <text:h text:style-name="Default">437<text:s text:c="2"/><text:s text:c="3"/><text:span text:style-name="style1">(проблемы с большими углами поворотов, но в отладках приходилось мириться)</text:span></text:h>
      <text:h text:style-name="Default">438<text:s text:c="2"/><text:s text:c="7"/><text:span text:style-name="style1">axiY( angle( Dir.y ) ), -- дифферент</text:span></text:h>
      <text:h text:style-name="Default">439<text:s text:c="2"/><text:s text:c="7"/><text:span text:style-name="style1">rotX( angle( Dir.x ) ), ~~<text:s text:c="2"/>+крен</text:span></text:h>
      <text:h text:style-name="Default">440<text:s text:c="2"/><text:s text:c="7"/><text:span text:style-name="style1">rotZ( angle( Dir.z ) ); ==<text:s text:c="2"/>+рыскание</text:span></text:h>
      <text:h text:style-name="Default">441<text:s text:c="2"/><text:span text:style-name="style1">*/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